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Ball Size</text:p>
          </table:table-cell>
          <table:table-cell office:value-type="string" calcext:value-type="string">
            <text:p>Player 1 Size</text:p>
          </table:table-cell>
          <table:table-cell office:value-type="string" calcext:value-type="string">
            <text:p>Player 2 Size</text:p>
          </table:table-cell>
          <table:table-cell table:style-name="ce1" office:value-type="string" calcext:value-type="string">
            <text:p>Largest Playerpart size</text:p>
          </table:table-cell>
          <table:table-cell table:style-name="ce1" office:value-type="string" calcext:value-type="string">
            <text:p>Both players as one</text:p>
          </table:table-cell>
          <table:table-cell table:number-columns-repeated="2"/>
          <table:table-cell table:number-columns-repeated="2" office:value-type="string" calcext:value-type="string">
            <text:p>Ball Size</text:p>
          </table:table-cell>
          <table:table-cell table:number-columns-repeated="2" office:value-type="string" calcext:value-type="string">
            <text:p>Player Size</text:p>
          </table:table-cell>
          <table:table-cell/>
          <table:table-cell table:number-columns-repeated="2" table:style-name="ce1" office:value-type="string" calcext:value-type="string">
            <text:p>Players as One Object</text:p>
          </table:table-cell>
          <table:table-cell/>
          <table:table-cell table:number-columns-repeated="2" table:style-name="ce1" office:value-type="string" calcext:value-type="string">
            <text:p>Incomplete Player Detection 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15995" calcext:value-type="float">
            <text:p>15995</text:p>
          </table:table-cell>
          <table:table-cell office:value-type="float" office:value="15345" calcext:value-type="float">
            <text:p>15345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table:formula="of:=NORMDIST([.H2];739;239;0)" office:value-type="float" office:value="0.000414290199440916" calcext:value-type="float">
            <text:p>0.000414290199441</text:p>
          </table:table-cell>
          <table:table-cell office:value-type="float" office:value="9289" calcext:value-type="float">
            <text:p>9289</text:p>
          </table:table-cell>
          <table:table-cell table:formula="of:=NORMDIST([.J2];14262;2271;0)" office:value-type="float" office:value="0.0000159749038664289" calcext:value-type="float">
            <text:p>1.59749038664289E-05</text:p>
          </table:table-cell>
          <table:table-cell/>
          <table:table-cell office:value-type="float" office:value="16524" calcext:value-type="float">
            <text:p>16524</text:p>
          </table:table-cell>
          <table:table-cell table:formula="of:=NORMDIST([.M2];26396;3572;0)" office:value-type="float" office:value="0.00000245131111282647" calcext:value-type="float">
            <text:p>2.45131111282647E-06</text:p>
          </table:table-cell>
          <table:table-cell/>
          <table:table-cell office:value-type="float" office:value="1845" calcext:value-type="float">
            <text:p>1845</text:p>
          </table:table-cell>
          <table:table-cell table:formula="of:=NORMDIST([.P2];4609;1979;0)" office:value-type="float" office:value="0.0000760117963022833" calcext:value-type="float">
            <text:p>7.60117963022833E-05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15289" calcext:value-type="float">
            <text:p>15289</text:p>
          </table:table-cell>
          <table:table-cell office:value-type="float" office:value="14732" calcext:value-type="float">
            <text:p>14732</text:p>
          </table:table-cell>
          <table:table-cell table:number-columns-repeated="4"/>
          <table:table-cell office:value-type="float" office:value="347" calcext:value-type="float">
            <text:p>347</text:p>
          </table:table-cell>
          <table:table-cell table:formula="of:=NORMDIST([.H3];739;239;0)" office:value-type="float" office:value="0.000434864279751574" calcext:value-type="float">
            <text:p>0.000434864279752</text:p>
          </table:table-cell>
          <table:table-cell office:value-type="float" office:value="9412" calcext:value-type="float">
            <text:p>9412</text:p>
          </table:table-cell>
          <table:table-cell table:formula="of:=NORMDIST([.J3];14262;2271;0)" office:value-type="float" office:value="0.0000179601160878983" calcext:value-type="float">
            <text:p>1.79601160878983E-05</text:p>
          </table:table-cell>
          <table:table-cell/>
          <table:table-cell office:value-type="float" office:value="18101" calcext:value-type="float">
            <text:p>18101</text:p>
          </table:table-cell>
          <table:table-cell table:formula="of:=NORMDIST([.M3];26396;3572;0)" office:value-type="float" office:value="0.00000753319015142365" calcext:value-type="float">
            <text:p>7.53319015142365E-06</text:p>
          </table:table-cell>
          <table:table-cell/>
          <table:table-cell office:value-type="float" office:value="1990" calcext:value-type="float">
            <text:p>1990</text:p>
          </table:table-cell>
          <table:table-cell table:formula="of:=NORMDIST([.P3];4609;1979;0)" office:value-type="float" office:value="0.0000839765043966118" calcext:value-type="float">
            <text:p>8.39765043966118E-05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15801" calcext:value-type="float">
            <text:p>15801</text:p>
          </table:table-cell>
          <table:table-cell office:value-type="float" office:value="12472" calcext:value-type="float">
            <text:p>12472</text:p>
          </table:table-cell>
          <table:table-cell table:number-columns-repeated="4"/>
          <table:table-cell office:value-type="float" office:value="382" calcext:value-type="float">
            <text:p>382</text:p>
          </table:table-cell>
          <table:table-cell table:formula="of:=NORMDIST([.H4];739;239;0)" office:value-type="float" office:value="0.000547029648922355" calcext:value-type="float">
            <text:p>0.000547029648922</text:p>
          </table:table-cell>
          <table:table-cell office:value-type="float" office:value="9537" calcext:value-type="float">
            <text:p>9537</text:p>
          </table:table-cell>
          <table:table-cell table:formula="of:=NORMDIST([.J4];14262;2271;0)" office:value-type="float" office:value="0.0000201698180460404" calcext:value-type="float">
            <text:p>2.01698180460404E-05</text:p>
          </table:table-cell>
          <table:table-cell/>
          <table:table-cell office:value-type="float" office:value="21029" calcext:value-type="float">
            <text:p>21029</text:p>
          </table:table-cell>
          <table:table-cell table:formula="of:=NORMDIST([.M4];26396;3572;0)" office:value-type="float" office:value="0.0000361222317335166" calcext:value-type="float">
            <text:p>3.61222317335166E-05</text:p>
          </table:table-cell>
          <table:table-cell/>
          <table:table-cell office:value-type="float" office:value="2037" calcext:value-type="float">
            <text:p>2037</text:p>
          </table:table-cell>
          <table:table-cell table:formula="of:=NORMDIST([.P4];4609;1979;0)" office:value-type="float" office:value="0.0000866333499510779" calcext:value-type="float">
            <text:p>8.66333499510779E-05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15961" calcext:value-type="float">
            <text:p>15961</text:p>
          </table:table-cell>
          <table:table-cell office:value-type="float" office:value="10840" calcext:value-type="float">
            <text:p>10840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table:formula="of:=NORMDIST([.H5];739;239;0)" office:value-type="float" office:value="0.000603206984640983" calcext:value-type="float">
            <text:p>0.000603206984641</text:p>
          </table:table-cell>
          <table:table-cell office:value-type="float" office:value="9773" calcext:value-type="float">
            <text:p>9773</text:p>
          </table:table-cell>
          <table:table-cell table:formula="of:=NORMDIST([.J5];14262;2271;0)" office:value-type="float" office:value="0.0000249032827227769" calcext:value-type="float">
            <text:p>2.49032827227769E-05</text:p>
          </table:table-cell>
          <table:table-cell/>
          <table:table-cell office:value-type="float" office:value="21757" calcext:value-type="float">
            <text:p>21757</text:p>
          </table:table-cell>
          <table:table-cell table:formula="of:=NORMDIST([.M5];26396;3572;0)" office:value-type="float" office:value="0.0000480558744849839" calcext:value-type="float">
            <text:p>4.80558744849839E-05</text:p>
          </table:table-cell>
          <table:table-cell/>
          <table:table-cell office:value-type="float" office:value="2196" calcext:value-type="float">
            <text:p>2196</text:p>
          </table:table-cell>
          <table:table-cell table:formula="of:=NORMDIST([.P5];4609;1979;0)" office:value-type="float" office:value="0.0000958587322589175" calcext:value-type="float">
            <text:p>9.58587322589175E-05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16105" calcext:value-type="float">
            <text:p>16105</text:p>
          </table:table-cell>
          <table:table-cell office:value-type="float" office:value="13271" calcext:value-type="float">
            <text:p>13271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table:formula="of:=NORMDIST([.H6];739;239;0)" office:value-type="float" office:value="0.00061043080733588" calcext:value-type="float">
            <text:p>0.000610430807336</text:p>
          </table:table-cell>
          <table:table-cell office:value-type="float" office:value="10127" calcext:value-type="float">
            <text:p>10127</text:p>
          </table:table-cell>
          <table:table-cell table:formula="of:=NORMDIST([.J6];14262;2271;0)" office:value-type="float" office:value="0.0000334807172068253" calcext:value-type="float">
            <text:p>3.34807172068253E-05</text:p>
          </table:table-cell>
          <table:table-cell/>
          <table:table-cell office:value-type="float" office:value="22582" calcext:value-type="float">
            <text:p>22582</text:p>
          </table:table-cell>
          <table:table-cell table:formula="of:=NORMDIST([.M6];26396;3572;0)" office:value-type="float" office:value="0.0000631584689501719" calcext:value-type="float">
            <text:p>6.31584689501719E-05</text:p>
          </table:table-cell>
          <table:table-cell/>
          <table:table-cell office:value-type="float" office:value="2980" calcext:value-type="float">
            <text:p>2980</text:p>
          </table:table-cell>
          <table:table-cell table:formula="of:=NORMDIST([.P6];4609;1979;0)" office:value-type="float" office:value="0.00014365906363264" calcext:value-type="float">
            <text:p>0.000143659063633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16345" calcext:value-type="float">
            <text:p>16345</text:p>
          </table:table-cell>
          <table:table-cell office:value-type="float" office:value="13485" calcext:value-type="float">
            <text:p>13485</text:p>
          </table:table-cell>
          <table:table-cell table:number-columns-repeated="4"/>
          <table:table-cell office:value-type="float" office:value="402" calcext:value-type="float">
            <text:p>402</text:p>
          </table:table-cell>
          <table:table-cell table:formula="of:=NORMDIST([.H7];739;239;0)" office:value-type="float" office:value="0.000617697883414427" calcext:value-type="float">
            <text:p>0.000617697883414</text:p>
          </table:table-cell>
          <table:table-cell office:value-type="float" office:value="10172" calcext:value-type="float">
            <text:p>10172</text:p>
          </table:table-cell>
          <table:table-cell table:formula="of:=NORMDIST([.J7];14262;2271;0)" office:value-type="float" office:value="0.0000347039074831947" calcext:value-type="float">
            <text:p>3.47039074831947E-05</text:p>
          </table:table-cell>
          <table:table-cell/>
          <table:table-cell office:value-type="float" office:value="23152" calcext:value-type="float">
            <text:p>23152</text:p>
          </table:table-cell>
          <table:table-cell table:formula="of:=NORMDIST([.M7];26396;3572;0)" office:value-type="float" office:value="0.0000739434378178352" calcext:value-type="float">
            <text:p>7.39434378178352E-05</text:p>
          </table:table-cell>
          <table:table-cell/>
          <table:table-cell office:value-type="float" office:value="3063" calcext:value-type="float">
            <text:p>3063</text:p>
          </table:table-cell>
          <table:table-cell table:formula="of:=NORMDIST([.P7];4609;1979;0)" office:value-type="float" office:value="0.000148574468879169" calcext:value-type="float">
            <text:p>0.000148574468879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15888" calcext:value-type="float">
            <text:p>15888</text:p>
          </table:table-cell>
          <table:table-cell office:value-type="float" office:value="13233" calcext:value-type="float">
            <text:p>13233</text:p>
          </table:table-cell>
          <table:table-cell table:number-columns-repeated="4"/>
          <table:table-cell office:value-type="float" office:value="417" calcext:value-type="float">
            <text:p>417</text:p>
          </table:table-cell>
          <table:table-cell table:formula="of:=NORMDIST([.H8];739;239;0)" office:value-type="float" office:value="0.000673525813597996" calcext:value-type="float">
            <text:p>0.000673525813598</text:p>
          </table:table-cell>
          <table:table-cell office:value-type="float" office:value="10306" calcext:value-type="float">
            <text:p>10306</text:p>
          </table:table-cell>
          <table:table-cell table:formula="of:=NORMDIST([.J8];14262;2271;0)" office:value-type="float" office:value="0.0000385276968428225" calcext:value-type="float">
            <text:p>3.85276968428225E-05</text:p>
          </table:table-cell>
          <table:table-cell/>
          <table:table-cell office:value-type="float" office:value="23748" calcext:value-type="float">
            <text:p>23748</text:p>
          </table:table-cell>
          <table:table-cell table:formula="of:=NORMDIST([.M8];26396;3572;0)" office:value-type="float" office:value="0.0000848523241158812" calcext:value-type="float">
            <text:p>8.48523241158812E-05</text:p>
          </table:table-cell>
          <table:table-cell/>
          <table:table-cell office:value-type="float" office:value="3192" calcext:value-type="float">
            <text:p>3192</text:p>
          </table:table-cell>
          <table:table-cell table:formula="of:=NORMDIST([.P8];4609;1979;0)" office:value-type="float" office:value="0.00015600437539056" calcext:value-type="float">
            <text:p>0.000156004375391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14891" calcext:value-type="float">
            <text:p>14891</text:p>
          </table:table-cell>
          <table:table-cell office:value-type="float" office:value="13319" calcext:value-type="float">
            <text:p>13319</text:p>
          </table:table-cell>
          <table:table-cell table:number-columns-repeated="4"/>
          <table:table-cell office:value-type="float" office:value="421" calcext:value-type="float">
            <text:p>421</text:p>
          </table:table-cell>
          <table:table-cell table:formula="of:=NORMDIST([.H9];739;239;0)" office:value-type="float" office:value="0.000688788938526078" calcext:value-type="float">
            <text:p>0.000688788938526</text:p>
          </table:table-cell>
          <table:table-cell office:value-type="float" office:value="10520" calcext:value-type="float">
            <text:p>10520</text:p>
          </table:table-cell>
          <table:table-cell table:formula="of:=NORMDIST([.J9];14262;2271;0)" office:value-type="float" office:value="0.0000451994832881346" calcext:value-type="float">
            <text:p>4.51994832881346E-05</text:p>
          </table:table-cell>
          <table:table-cell/>
          <table:table-cell office:value-type="float" office:value="24028" calcext:value-type="float">
            <text:p>24028</text:p>
          </table:table-cell>
          <table:table-cell table:formula="of:=NORMDIST([.M9];26396;3572;0)" office:value-type="float" office:value="0.0000896533336578592" calcext:value-type="float">
            <text:p>8.96533336578592E-05</text:p>
          </table:table-cell>
          <table:table-cell/>
          <table:table-cell office:value-type="float" office:value="3559" calcext:value-type="float">
            <text:p>3559</text:p>
          </table:table-cell>
          <table:table-cell table:formula="of:=NORMDIST([.P9];4609;1979;0)" office:value-type="float" office:value="0.000175120146283897" calcext:value-type="float">
            <text:p>0.000175120146284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14461" calcext:value-type="float">
            <text:p>14461</text:p>
          </table:table-cell>
          <table:table-cell office:value-type="float" office:value="13670" calcext:value-type="float">
            <text:p>13670</text:p>
          </table:table-cell>
          <table:table-cell table:number-columns-repeated="4"/>
          <table:table-cell office:value-type="float" office:value="439" calcext:value-type="float">
            <text:p>439</text:p>
          </table:table-cell>
          <table:table-cell table:formula="of:=NORMDIST([.H10];739;239;0)" office:value-type="float" office:value="0.000759231804709758" calcext:value-type="float">
            <text:p>0.00075923180471</text:p>
          </table:table-cell>
          <table:table-cell office:value-type="float" office:value="10665" calcext:value-type="float">
            <text:p>10665</text:p>
          </table:table-cell>
          <table:table-cell table:formula="of:=NORMDIST([.J10];14262;2271;0)" office:value-type="float" office:value="0.0000501116047638688" calcext:value-type="float">
            <text:p>5.01116047638688E-05</text:p>
          </table:table-cell>
          <table:table-cell/>
          <table:table-cell office:value-type="float" office:value="24509" calcext:value-type="float">
            <text:p>24509</text:p>
          </table:table-cell>
          <table:table-cell table:formula="of:=NORMDIST([.M10];26396;3572;0)" office:value-type="float" office:value="0.0000971400346415219" calcext:value-type="float">
            <text:p>9.71400346415219E-05</text:p>
          </table:table-cell>
          <table:table-cell/>
          <table:table-cell office:value-type="float" office:value="3639" calcext:value-type="float">
            <text:p>3639</text:p>
          </table:table-cell>
          <table:table-cell table:formula="of:=NORMDIST([.P10];4609;1979;0)" office:value-type="float" office:value="0.000178770572252958" calcext:value-type="float">
            <text:p>0.000178770572253</text:p>
          </table:table-cell>
        </table:table-row>
        <table:table-row table:style-name="ro2">
          <table:table-cell/>
          <table:table-cell office:value-type="float" office:value="14956" calcext:value-type="float">
            <text:p>14956</text:p>
          </table:table-cell>
          <table:table-cell office:value-type="float" office:value="14105" calcext:value-type="float">
            <text:p>14105</text:p>
          </table:table-cell>
          <table:table-cell table:number-columns-repeated="4"/>
          <table:table-cell office:value-type="float" office:value="444" calcext:value-type="float">
            <text:p>444</text:p>
          </table:table-cell>
          <table:table-cell table:formula="of:=NORMDIST([.H11];739;239;0)" office:value-type="float" office:value="0.000779262803910121" calcext:value-type="float">
            <text:p>0.00077926280391</text:p>
          </table:table-cell>
          <table:table-cell office:value-type="float" office:value="10840" calcext:value-type="float">
            <text:p>10840</text:p>
          </table:table-cell>
          <table:table-cell table:formula="of:=NORMDIST([.J11];14262;2271;0)" office:value-type="float" office:value="0.0000564488777713399" calcext:value-type="float">
            <text:p>5.64488777713399E-05</text:p>
          </table:table-cell>
          <table:table-cell/>
          <table:table-cell office:value-type="float" office:value="24648" calcext:value-type="float">
            <text:p>24648</text:p>
          </table:table-cell>
          <table:table-cell table:formula="of:=NORMDIST([.M11];26396;3572;0)" office:value-type="float" office:value="0.0000990825801151783" calcext:value-type="float">
            <text:p>9.90825801151783E-05</text:p>
          </table:table-cell>
          <table:table-cell/>
          <table:table-cell office:value-type="float" office:value="3940" calcext:value-type="float">
            <text:p>3940</text:p>
          </table:table-cell>
          <table:table-cell table:formula="of:=NORMDIST([.P11];4609;1979;0)" office:value-type="float" office:value="0.000190392235232655" calcext:value-type="float">
            <text:p>0.000190392235233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15661" calcext:value-type="float">
            <text:p>15661</text:p>
          </table:table-cell>
          <table:table-cell office:value-type="float" office:value="14322" calcext:value-type="float">
            <text:p>14322</text:p>
          </table:table-cell>
          <table:table-cell table:number-columns-repeated="4"/>
          <table:table-cell office:value-type="float" office:value="444" calcext:value-type="float">
            <text:p>444</text:p>
          </table:table-cell>
          <table:table-cell table:formula="of:=NORMDIST([.H12];739;239;0)" office:value-type="float" office:value="0.000779262803910121" calcext:value-type="float">
            <text:p>0.00077926280391</text:p>
          </table:table-cell>
          <table:table-cell office:value-type="float" office:value="10884" calcext:value-type="float">
            <text:p>10884</text:p>
          </table:table-cell>
          <table:table-cell table:formula="of:=NORMDIST([.J12];14262;2271;0)" office:value-type="float" office:value="0.0000581102485714232" calcext:value-type="float">
            <text:p>5.81102485714232E-05</text:p>
          </table:table-cell>
          <table:table-cell/>
          <table:table-cell office:value-type="float" office:value="24710" calcext:value-type="float">
            <text:p>24710</text:p>
          </table:table-cell>
          <table:table-cell table:formula="of:=NORMDIST([.M12];26396;3572;0)" office:value-type="float" office:value="0.0000999127163686779" calcext:value-type="float">
            <text:p>9.99127163686779E-05</text:p>
          </table:table-cell>
          <table:table-cell/>
          <table:table-cell office:value-type="float" office:value="3973" calcext:value-type="float">
            <text:p>3973</text:p>
          </table:table-cell>
          <table:table-cell table:formula="of:=NORMDIST([.P12];4609;1979;0)" office:value-type="float" office:value="0.00019144189008419" calcext:value-type="float">
            <text:p>0.000191441890084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5040" calcext:value-type="float">
            <text:p>15040</text:p>
          </table:table-cell>
          <table:table-cell office:value-type="float" office:value="14765" calcext:value-type="float">
            <text:p>14765</text:p>
          </table:table-cell>
          <table:table-cell table:number-columns-repeated="4"/>
          <table:table-cell office:value-type="float" office:value="458" calcext:value-type="float">
            <text:p>458</text:p>
          </table:table-cell>
          <table:table-cell table:formula="of:=NORMDIST([.H13];739;239;0)" office:value-type="float" office:value="0.000836256470648084" calcext:value-type="float">
            <text:p>0.000836256470648</text:p>
          </table:table-cell>
          <table:table-cell office:value-type="float" office:value="10884" calcext:value-type="float">
            <text:p>10884</text:p>
          </table:table-cell>
          <table:table-cell table:formula="of:=NORMDIST([.J13];14262;2271;0)" office:value-type="float" office:value="0.0000581102485714232" calcext:value-type="float">
            <text:p>5.81102485714232E-05</text:p>
          </table:table-cell>
          <table:table-cell/>
          <table:table-cell office:value-type="float" office:value="25209" calcext:value-type="float">
            <text:p>25209</text:p>
          </table:table-cell>
          <table:table-cell table:formula="of:=NORMDIST([.M13];26396;3572;0)" office:value-type="float" office:value="0.000105686500324703" calcext:value-type="float">
            <text:p>0.000105686500325</text:p>
          </table:table-cell>
          <table:table-cell/>
          <table:table-cell office:value-type="float" office:value="4058" calcext:value-type="float">
            <text:p>4058</text:p>
          </table:table-cell>
          <table:table-cell table:formula="of:=NORMDIST([.P13];4609;1979;0)" office:value-type="float" office:value="0.00019392379477681" calcext:value-type="float">
            <text:p>0.000193923794777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15244" calcext:value-type="float">
            <text:p>15244</text:p>
          </table:table-cell>
          <table:table-cell office:value-type="float" office:value="14768" calcext:value-type="float">
            <text:p>14768</text:p>
          </table:table-cell>
          <table:table-cell table:number-columns-repeated="4"/>
          <table:table-cell office:value-type="float" office:value="477" calcext:value-type="float">
            <text:p>477</text:p>
          </table:table-cell>
          <table:table-cell table:formula="of:=NORMDIST([.H14];739;239;0)" office:value-type="float" office:value="0.000915292459459766" calcext:value-type="float">
            <text:p>0.00091529245946</text:p>
          </table:table-cell>
          <table:table-cell office:value-type="float" office:value="11017" calcext:value-type="float">
            <text:p>11017</text:p>
          </table:table-cell>
          <table:table-cell table:formula="of:=NORMDIST([.J14];14262;2271;0)" office:value-type="float" office:value="0.0000632907348051375" calcext:value-type="float">
            <text:p>6.32907348051375E-05</text:p>
          </table:table-cell>
          <table:table-cell/>
          <table:table-cell office:value-type="float" office:value="25449" calcext:value-type="float">
            <text:p>25449</text:p>
          </table:table-cell>
          <table:table-cell table:formula="of:=NORMDIST([.M14];26396;3572;0)" office:value-type="float" office:value="0.000107829083873958" calcext:value-type="float">
            <text:p>0.000107829083874</text:p>
          </table:table-cell>
          <table:table-cell/>
          <table:table-cell office:value-type="float" office:value="4131" calcext:value-type="float">
            <text:p>4131</text:p>
          </table:table-cell>
          <table:table-cell table:formula="of:=NORMDIST([.P14];4609;1979;0)" office:value-type="float" office:value="0.000195792461486407" calcext:value-type="float">
            <text:p>0.000195792461486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15176" calcext:value-type="float">
            <text:p>15176</text:p>
          </table:table-cell>
          <table:table-cell office:value-type="float" office:value="14059" calcext:value-type="float">
            <text:p>14059</text:p>
          </table:table-cell>
          <table:table-cell table:number-columns-repeated="4"/>
          <table:table-cell office:value-type="float" office:value="479" calcext:value-type="float">
            <text:p>479</text:p>
          </table:table-cell>
          <table:table-cell table:formula="of:=NORMDIST([.H15];739;239;0)" office:value-type="float" office:value="0.000923695191143735" calcext:value-type="float">
            <text:p>0.000923695191144</text:p>
          </table:table-cell>
          <table:table-cell office:value-type="float" office:value="11033" calcext:value-type="float">
            <text:p>11033</text:p>
          </table:table-cell>
          <table:table-cell table:formula="of:=NORMDIST([.J15];14262;2271;0)" office:value-type="float" office:value="0.0000639295143639318" calcext:value-type="float">
            <text:p>6.39295143639318E-05</text:p>
          </table:table-cell>
          <table:table-cell/>
          <table:table-cell office:value-type="float" office:value="25691" calcext:value-type="float">
            <text:p>25691</text:p>
          </table:table-cell>
          <table:table-cell table:formula="of:=NORMDIST([.M15];26396;3572;0)" office:value-type="float" office:value="0.000109531692428264" calcext:value-type="float">
            <text:p>0.000109531692428</text:p>
          </table:table-cell>
          <table:table-cell/>
          <table:table-cell office:value-type="float" office:value="4338" calcext:value-type="float">
            <text:p>4338</text:p>
          </table:table-cell>
          <table:table-cell table:formula="of:=NORMDIST([.P15];4609;1979;0)" office:value-type="float" office:value="0.000199706560594312" calcext:value-type="float">
            <text:p>0.000199706560594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4916" calcext:value-type="float">
            <text:p>14916</text:p>
          </table:table-cell>
          <table:table-cell office:value-type="float" office:value="14381" calcext:value-type="float">
            <text:p>14381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table:formula="of:=NORMDIST([.H16];739;239;0)" office:value-type="float" office:value="0.000927901073431054" calcext:value-type="float">
            <text:p>0.000927901073431</text:p>
          </table:table-cell>
          <table:table-cell office:value-type="float" office:value="11185" calcext:value-type="float">
            <text:p>11185</text:p>
          </table:table-cell>
          <table:table-cell table:formula="of:=NORMDIST([.J16];14262;2271;0)" office:value-type="float" office:value="0.0000701549447664628" calcext:value-type="float">
            <text:p>7.01549447664628E-05</text:p>
          </table:table-cell>
          <table:table-cell/>
          <table:table-cell office:value-type="float" office:value="26618" calcext:value-type="float">
            <text:p>26618</text:p>
          </table:table-cell>
          <table:table-cell table:formula="of:=NORMDIST([.M16];26396;3572;0)" office:value-type="float" office:value="0.000111470476159818" calcext:value-type="float">
            <text:p>0.00011147047616</text:p>
          </table:table-cell>
          <table:table-cell/>
          <table:table-cell office:value-type="float" office:value="4570" calcext:value-type="float">
            <text:p>4570</text:p>
          </table:table-cell>
          <table:table-cell table:formula="of:=NORMDIST([.P16];4609;1979;0)" office:value-type="float" office:value="0.000201548671425666" calcext:value-type="float">
            <text:p>0.000201548671426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14922" calcext:value-type="float">
            <text:p>14922</text:p>
          </table:table-cell>
          <table:table-cell office:value-type="float" office:value="15380" calcext:value-type="float">
            <text:p>15380</text:p>
          </table:table-cell>
          <table:table-cell table:number-columns-repeated="4"/>
          <table:table-cell office:value-type="float" office:value="483" calcext:value-type="float">
            <text:p>483</text:p>
          </table:table-cell>
          <table:table-cell table:formula="of:=NORMDIST([.H17];739;239;0)" office:value-type="float" office:value="0.000940535174753055" calcext:value-type="float">
            <text:p>0.000940535174753</text:p>
          </table:table-cell>
          <table:table-cell office:value-type="float" office:value="11227" calcext:value-type="float">
            <text:p>11227</text:p>
          </table:table-cell>
          <table:table-cell table:formula="of:=NORMDIST([.J17];14262;2271;0)" office:value-type="float" office:value="0.0000719227807022347" calcext:value-type="float">
            <text:p>7.19227807022347E-05</text:p>
          </table:table-cell>
          <table:table-cell/>
          <table:table-cell office:value-type="float" office:value="26850" calcext:value-type="float">
            <text:p>26850</text:p>
          </table:table-cell>
          <table:table-cell table:formula="of:=NORMDIST([.M17];26396;3572;0)" office:value-type="float" office:value="0.000110787496498828" calcext:value-type="float">
            <text:p>0.000110787496499</text:p>
          </table:table-cell>
          <table:table-cell/>
          <table:table-cell office:value-type="float" office:value="4856" calcext:value-type="float">
            <text:p>4856</text:p>
          </table:table-cell>
          <table:table-cell table:formula="of:=NORMDIST([.P17];4609;1979;0)" office:value-type="float" office:value="0.00020002377758552" calcext:value-type="float">
            <text:p>0.000200023777586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4736" calcext:value-type="float">
            <text:p>14736</text:p>
          </table:table-cell>
          <table:table-cell office:value-type="float" office:value="15689" calcext:value-type="float">
            <text:p>15689</text:p>
          </table:table-cell>
          <table:table-cell table:number-columns-repeated="4"/>
          <table:table-cell office:value-type="float" office:value="486" calcext:value-type="float">
            <text:p>486</text:p>
          </table:table-cell>
          <table:table-cell table:formula="of:=NORMDIST([.H18];739;239;0)" office:value-type="float" office:value="0.00095319110240304" calcext:value-type="float">
            <text:p>0.000953191102403</text:p>
          </table:table-cell>
          <table:table-cell office:value-type="float" office:value="11286" calcext:value-type="float">
            <text:p>11286</text:p>
          </table:table-cell>
          <table:table-cell table:formula="of:=NORMDIST([.J18];14262;2271;0)" office:value-type="float" office:value="0.0000744386515947921" calcext:value-type="float">
            <text:p>7.44386515947921E-05</text:p>
          </table:table-cell>
          <table:table-cell/>
          <table:table-cell office:value-type="float" office:value="27063" calcext:value-type="float">
            <text:p>27063</text:p>
          </table:table-cell>
          <table:table-cell table:formula="of:=NORMDIST([.M18];26396;3572;0)" office:value-type="float" office:value="0.000109755702907036" calcext:value-type="float">
            <text:p>0.000109755702907</text:p>
          </table:table-cell>
          <table:table-cell/>
          <table:table-cell office:value-type="float" office:value="5035" calcext:value-type="float">
            <text:p>5035</text:p>
          </table:table-cell>
          <table:table-cell table:formula="of:=NORMDIST([.P18];4609;1979;0)" office:value-type="float" office:value="0.000196971016849266" calcext:value-type="float">
            <text:p>0.000196971016849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4554" calcext:value-type="float">
            <text:p>14554</text:p>
          </table:table-cell>
          <table:table-cell office:value-type="float" office:value="15266" calcext:value-type="float">
            <text:p>15266</text:p>
          </table:table-cell>
          <table:table-cell table:number-columns-repeated="4"/>
          <table:table-cell office:value-type="float" office:value="498" calcext:value-type="float">
            <text:p>498</text:p>
          </table:table-cell>
          <table:table-cell table:formula="of:=NORMDIST([.H19];739;239;0)" office:value-type="float" office:value="0.00100395779106763" calcext:value-type="float">
            <text:p>0.001003957791068</text:p>
          </table:table-cell>
          <table:table-cell office:value-type="float" office:value="11382" calcext:value-type="float">
            <text:p>11382</text:p>
          </table:table-cell>
          <table:table-cell table:formula="of:=NORMDIST([.J19];14262;2271;0)" office:value-type="float" office:value="0.0000786082585984743" calcext:value-type="float">
            <text:p>7.86082585984743E-05</text:p>
          </table:table-cell>
          <table:table-cell/>
          <table:table-cell office:value-type="float" office:value="27262" calcext:value-type="float">
            <text:p>27262</text:p>
          </table:table-cell>
          <table:table-cell table:formula="of:=NORMDIST([.M19];26396;3572;0)" office:value-type="float" office:value="0.000108451407200053" calcext:value-type="float">
            <text:p>0.0001084514072</text:p>
          </table:table-cell>
          <table:table-cell/>
          <table:table-cell office:value-type="float" office:value="5107" calcext:value-type="float">
            <text:p>5107</text:p>
          </table:table-cell>
          <table:table-cell table:formula="of:=NORMDIST([.P19];4609;1979;0)" office:value-type="float" office:value="0.000195305142688386" calcext:value-type="float">
            <text:p>0.000195305142688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13124" calcext:value-type="float">
            <text:p>13124</text:p>
          </table:table-cell>
          <table:table-cell office:value-type="float" office:value="12387" calcext:value-type="float">
            <text:p>12387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formula="of:=NORMDIST([.H20];739;239;0)" office:value-type="float" office:value="0.00101242980970353" calcext:value-type="float">
            <text:p>0.001012429809704</text:p>
          </table:table-cell>
          <table:table-cell office:value-type="float" office:value="11423" calcext:value-type="float">
            <text:p>11423</text:p>
          </table:table-cell>
          <table:table-cell table:formula="of:=NORMDIST([.J20];14262;2271;0)" office:value-type="float" office:value="0.0000804156550687058" calcext:value-type="float">
            <text:p>8.04156550687058E-05</text:p>
          </table:table-cell>
          <table:table-cell/>
          <table:table-cell office:value-type="float" office:value="27622" calcext:value-type="float">
            <text:p>27622</text:p>
          </table:table-cell>
          <table:table-cell table:formula="of:=NORMDIST([.M20];26396;3572;0)" office:value-type="float" office:value="0.000105297465931709" calcext:value-type="float">
            <text:p>0.000105297465932</text:p>
          </table:table-cell>
          <table:table-cell/>
          <table:table-cell office:value-type="float" office:value="6210" calcext:value-type="float">
            <text:p>6210</text:p>
          </table:table-cell>
          <table:table-cell table:formula="of:=NORMDIST([.P20];4609;1979;0)" office:value-type="float" office:value="0.000145327392399034" calcext:value-type="float">
            <text:p>0.000145327392399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13145" calcext:value-type="float">
            <text:p>13145</text:p>
          </table:table-cell>
          <table:table-cell office:value-type="float" office:value="12633" calcext:value-type="float">
            <text:p>12633</text:p>
          </table:table-cell>
          <table:table-cell table:number-columns-repeated="4"/>
          <table:table-cell office:value-type="float" office:value="505" calcext:value-type="float">
            <text:p>505</text:p>
          </table:table-cell>
          <table:table-cell table:formula="of:=NORMDIST([.H21];739;239;0)" office:value-type="float" office:value="0.00103360724368841" calcext:value-type="float">
            <text:p>0.001033607243688</text:p>
          </table:table-cell>
          <table:table-cell office:value-type="float" office:value="11438" calcext:value-type="float">
            <text:p>11438</text:p>
          </table:table-cell>
          <table:table-cell table:formula="of:=NORMDIST([.J21];14262;2271;0)" office:value-type="float" office:value="0.0000810806274936654" calcext:value-type="float">
            <text:p>8.10806274936654E-05</text:p>
          </table:table-cell>
          <table:table-cell/>
          <table:table-cell office:value-type="float" office:value="27639" calcext:value-type="float">
            <text:p>27639</text:p>
          </table:table-cell>
          <table:table-cell table:formula="of:=NORMDIST([.M21];26396;3572;0)" office:value-type="float" office:value="0.000105124413416151" calcext:value-type="float">
            <text:p>0.000105124413416</text:p>
          </table:table-cell>
          <table:table-cell/>
          <table:table-cell office:value-type="float" office:value="6316" calcext:value-type="float">
            <text:p>6316</text:p>
          </table:table-cell>
          <table:table-cell table:formula="of:=NORMDIST([.P21];4609;1979;0)" office:value-type="float" office:value="0.000138965113844847" calcext:value-type="float">
            <text:p>0.000138965113845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12112" calcext:value-type="float">
            <text:p>12112</text:p>
          </table:table-cell>
          <table:table-cell office:value-type="float" office:value="10127" calcext:value-type="float">
            <text:p>10127</text:p>
          </table:table-cell>
          <table:table-cell table:number-columns-repeated="4"/>
          <table:table-cell office:value-type="float" office:value="505" calcext:value-type="float">
            <text:p>505</text:p>
          </table:table-cell>
          <table:table-cell table:formula="of:=NORMDIST([.H22];739;239;0)" office:value-type="float" office:value="0.00103360724368841" calcext:value-type="float">
            <text:p>0.001033607243688</text:p>
          </table:table-cell>
          <table:table-cell office:value-type="float" office:value="11489" calcext:value-type="float">
            <text:p>11489</text:p>
          </table:table-cell>
          <table:table-cell table:formula="of:=NORMDIST([.J22];14262;2271;0)" office:value-type="float" office:value="0.0000833557320604506" calcext:value-type="float">
            <text:p>8.33557320604506E-05</text:p>
          </table:table-cell>
          <table:table-cell/>
          <table:table-cell office:value-type="float" office:value="27708" calcext:value-type="float">
            <text:p>27708</text:p>
          </table:table-cell>
          <table:table-cell table:formula="of:=NORMDIST([.M22];26396;3572;0)" office:value-type="float" office:value="0.000104400658752789" calcext:value-type="float">
            <text:p>0.000104400658753</text:p>
          </table:table-cell>
          <table:table-cell/>
          <table:table-cell office:value-type="float" office:value="6523" calcext:value-type="float">
            <text:p>6523</text:p>
          </table:table-cell>
          <table:table-cell table:formula="of:=NORMDIST([.P22];4609;1979;0)" office:value-type="float" office:value="0.000126283648766065" calcext:value-type="float">
            <text:p>0.000126283648766</text:p>
          </table:table-cell>
        </table:table-row>
        <table:table-row table:style-name="ro2">
          <table:table-cell/>
          <table:table-cell office:value-type="float" office:value="13513" calcext:value-type="float">
            <text:p>13513</text:p>
          </table:table-cell>
          <table:table-cell office:value-type="float" office:value="10884" calcext:value-type="float">
            <text:p>10884</text:p>
          </table:table-cell>
          <table:table-cell table:number-columns-repeated="4"/>
          <table:table-cell office:value-type="float" office:value="511" calcext:value-type="float">
            <text:p>511</text:p>
          </table:table-cell>
          <table:table-cell table:formula="of:=NORMDIST([.H23];739;239;0)" office:value-type="float" office:value="0.00105899372724638" calcext:value-type="float">
            <text:p>0.001058993727246</text:p>
          </table:table-cell>
          <table:table-cell office:value-type="float" office:value="11688" calcext:value-type="float">
            <text:p>11688</text:p>
          </table:table-cell>
          <table:table-cell table:formula="of:=NORMDIST([.J23];14262;2271;0)" office:value-type="float" office:value="0.0000924136271143026" calcext:value-type="float">
            <text:p>9.24136271143026E-05</text:p>
          </table:table-cell>
          <table:table-cell/>
          <table:table-cell office:value-type="float" office:value="27797" calcext:value-type="float">
            <text:p>27797</text:p>
          </table:table-cell>
          <table:table-cell table:formula="of:=NORMDIST([.M23];26396;3572;0)" office:value-type="float" office:value="0.000103417469556914" calcext:value-type="float">
            <text:p>0.000103417469557</text:p>
          </table:table-cell>
          <table:table-cell/>
          <table:table-cell office:value-type="float" office:value="7181" calcext:value-type="float">
            <text:p>7181</text:p>
          </table:table-cell>
          <table:table-cell table:formula="of:=NORMDIST([.P23];4609;1979;0)" office:value-type="float" office:value="0.0000866333499510779" calcext:value-type="float">
            <text:p>8.66333499510779E-05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15662" calcext:value-type="float">
            <text:p>15662</text:p>
          </table:table-cell>
          <table:table-cell office:value-type="float" office:value="10172" calcext:value-type="float">
            <text:p>10172</text:p>
          </table:table-cell>
          <table:table-cell table:number-columns-repeated="4"/>
          <table:table-cell office:value-type="float" office:value="525" calcext:value-type="float">
            <text:p>525</text:p>
          </table:table-cell>
          <table:table-cell table:formula="of:=NORMDIST([.H24];739;239;0)" office:value-type="float" office:value="0.00111793682022443" calcext:value-type="float">
            <text:p>0.001117936820224</text:p>
          </table:table-cell>
          <table:table-cell office:value-type="float" office:value="11718" calcext:value-type="float">
            <text:p>11718</text:p>
          </table:table-cell>
          <table:table-cell table:formula="of:=NORMDIST([.J24];14262;2271;0)" office:value-type="float" office:value="0.0000937995197822834" calcext:value-type="float">
            <text:p>9.37995197822834E-05</text:p>
          </table:table-cell>
          <table:table-cell/>
          <table:table-cell office:value-type="float" office:value="27818" calcext:value-type="float">
            <text:p>27818</text:p>
          </table:table-cell>
          <table:table-cell table:formula="of:=NORMDIST([.M24];26396;3572;0)" office:value-type="float" office:value="0.000103177494106241" calcext:value-type="float">
            <text:p>0.000103177494106</text:p>
          </table:table-cell>
          <table:table-cell/>
          <table:table-cell office:value-type="float" office:value="7205" calcext:value-type="float">
            <text:p>7205</text:p>
          </table:table-cell>
          <table:table-cell table:formula="of:=NORMDIST([.P24];4609;1979;0)" office:value-type="float" office:value="0.0000852723336457639" calcext:value-type="float">
            <text:p>8.52723336457639E-05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15915" calcext:value-type="float">
            <text:p>15915</text:p>
          </table:table-cell>
          <table:table-cell office:value-type="float" office:value="12960" calcext:value-type="float">
            <text:p>12960</text:p>
          </table:table-cell>
          <table:table-cell table:number-columns-repeated="4"/>
          <table:table-cell office:value-type="float" office:value="531" calcext:value-type="float">
            <text:p>531</text:p>
          </table:table-cell>
          <table:table-cell table:formula="of:=NORMDIST([.H25];739;239;0)" office:value-type="float" office:value="0.00114299080394636" calcext:value-type="float">
            <text:p>0.001142990803946</text:p>
          </table:table-cell>
          <table:table-cell office:value-type="float" office:value="11966" calcext:value-type="float">
            <text:p>11966</text:p>
          </table:table-cell>
          <table:table-cell table:formula="of:=NORMDIST([.J25];14262;2271;0)" office:value-type="float" office:value="0.000105375222121108" calcext:value-type="float">
            <text:p>0.000105375222121</text:p>
          </table:table-cell>
          <table:table-cell/>
          <table:table-cell office:value-type="float" office:value="27911" calcext:value-type="float">
            <text:p>27911</text:p>
          </table:table-cell>
          <table:table-cell table:formula="of:=NORMDIST([.M25];26396;3572;0)" office:value-type="float" office:value="0.00010207900243427" calcext:value-type="float">
            <text:p>0.000102079002434</text:p>
          </table:table-cell>
          <table:table-cell/>
          <table:table-cell office:value-type="float" office:value="7929" calcext:value-type="float">
            <text:p>7929</text:p>
          </table:table-cell>
          <table:table-cell table:formula="of:=NORMDIST([.P25];4609;1979;0)" office:value-type="float" office:value="0.0000493545078950951" calcext:value-type="float">
            <text:p>4.93545078950951E-05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16954" calcext:value-type="float">
            <text:p>16954</text:p>
          </table:table-cell>
          <table:table-cell office:value-type="float" office:value="13379" calcext:value-type="float">
            <text:p>13379</text:p>
          </table:table-cell>
          <table:table-cell table:number-columns-repeated="4"/>
          <table:table-cell office:value-type="float" office:value="538" calcext:value-type="float">
            <text:p>538</text:p>
          </table:table-cell>
          <table:table-cell table:formula="of:=NORMDIST([.H26];739;239;0)" office:value-type="float" office:value="0.00117199705108051" calcext:value-type="float">
            <text:p>0.001171997051081</text:p>
          </table:table-cell>
          <table:table-cell office:value-type="float" office:value="12012" calcext:value-type="float">
            <text:p>12012</text:p>
          </table:table-cell>
          <table:table-cell table:formula="of:=NORMDIST([.J26];14262;2271;0)" office:value-type="float" office:value="0.000107533320387515" calcext:value-type="float">
            <text:p>0.000107533320388</text:p>
          </table:table-cell>
          <table:table-cell/>
          <table:table-cell office:value-type="float" office:value="27988" calcext:value-type="float">
            <text:p>27988</text:p>
          </table:table-cell>
          <table:table-cell table:formula="of:=NORMDIST([.M26];26396;3572;0)" office:value-type="float" office:value="0.000101126466654061" calcext:value-type="float">
            <text:p>0.000101126466654</text:p>
          </table:table-cell>
          <table:table-cell/>
          <table:table-cell office:value-type="float" office:value="9358" calcext:value-type="float">
            <text:p>9358</text:p>
          </table:table-cell>
          <table:table-cell table:formula="of:=NORMDIST([.P26];4609;1979;0)" office:value-type="float" office:value="0.0000113243205436015" calcext:value-type="float">
            <text:p>1.13243205436015E-05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13807" calcext:value-type="float">
            <text:p>13807</text:p>
          </table:table-cell>
          <table:table-cell office:value-type="float" office:value="11489" calcext:value-type="float">
            <text:p>11489</text:p>
          </table:table-cell>
          <table:table-cell table:number-columns-repeated="4"/>
          <table:table-cell office:value-type="float" office:value="541" calcext:value-type="float">
            <text:p>541</text:p>
          </table:table-cell>
          <table:table-cell table:formula="of:=NORMDIST([.H27];739;239;0)" office:value-type="float" office:value="0.0011843415104493" calcext:value-type="float">
            <text:p>0.001184341510449</text:p>
          </table:table-cell>
          <table:table-cell office:value-type="float" office:value="12112" calcext:value-type="float">
            <text:p>12112</text:p>
          </table:table-cell>
          <table:table-cell table:formula="of:=NORMDIST([.J27];14262;2271;0)" office:value-type="float" office:value="0.000112219589278868" calcext:value-type="float">
            <text:p>0.000112219589279</text:p>
          </table:table-cell>
          <table:table-cell/>
          <table:table-cell office:value-type="float" office:value="28108" calcext:value-type="float">
            <text:p>28108</text:p>
          </table:table-cell>
          <table:table-cell table:formula="of:=NORMDIST([.M27];26396;3572;0)" office:value-type="float" office:value="0.0000995674032983297" calcext:value-type="float">
            <text:p>9.95674032983297E-05</text:p>
          </table:table-cell>
          <table:table-cell table:number-columns-repeated="3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1382" calcext:value-type="float">
            <text:p>11382</text:p>
          </table:table-cell>
          <table:table-cell office:value-type="float" office:value="11033" calcext:value-type="float">
            <text:p>11033</text:p>
          </table:table-cell>
          <table:table-cell table:number-columns-repeated="4"/>
          <table:table-cell office:value-type="float" office:value="543" calcext:value-type="float">
            <text:p>543</text:p>
          </table:table-cell>
          <table:table-cell table:formula="of:=NORMDIST([.H28];739;239;0)" office:value-type="float" office:value="0.00119253890871073" calcext:value-type="float">
            <text:p>0.001192538908711</text:p>
          </table:table-cell>
          <table:table-cell office:value-type="float" office:value="12122" calcext:value-type="float">
            <text:p>12122</text:p>
          </table:table-cell>
          <table:table-cell table:formula="of:=NORMDIST([.J28];14262;2271;0)" office:value-type="float" office:value="0.000112687286877305" calcext:value-type="float">
            <text:p>0.000112687286877</text:p>
          </table:table-cell>
          <table:table-cell/>
          <table:table-cell office:value-type="float" office:value="28115" calcext:value-type="float">
            <text:p>28115</text:p>
          </table:table-cell>
          <table:table-cell table:formula="of:=NORMDIST([.M28];26396;3572;0)" office:value-type="float" office:value="0.0000994737380071585" calcext:value-type="float">
            <text:p>9.94737380071585E-05</text:p>
          </table:table-cell>
          <table:table-cell table:number-columns-repeated="3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10520" calcext:value-type="float">
            <text:p>10520</text:p>
          </table:table-cell>
          <table:table-cell office:value-type="float" office:value="11227" calcext:value-type="float">
            <text:p>11227</text:p>
          </table:table-cell>
          <table:table-cell table:number-columns-repeated="4"/>
          <table:table-cell office:value-type="float" office:value="543" calcext:value-type="float">
            <text:p>543</text:p>
          </table:table-cell>
          <table:table-cell table:formula="of:=NORMDIST([.H29];739;239;0)" office:value-type="float" office:value="0.00119253890871073" calcext:value-type="float">
            <text:p>0.001192538908711</text:p>
          </table:table-cell>
          <table:table-cell office:value-type="float" office:value="12387" calcext:value-type="float">
            <text:p>12387</text:p>
          </table:table-cell>
          <table:table-cell table:formula="of:=NORMDIST([.J29];14262;2271;0)" office:value-type="float" office:value="0.000124931566247069" calcext:value-type="float">
            <text:p>0.000124931566247</text:p>
          </table:table-cell>
          <table:table-cell/>
          <table:table-cell office:value-type="float" office:value="29214" calcext:value-type="float">
            <text:p>29214</text:p>
          </table:table-cell>
          <table:table-cell table:formula="of:=NORMDIST([.M29];26396;3572;0)" office:value-type="float" office:value="0.0000818181098995895" calcext:value-type="float">
            <text:p>8.18181098995895E-05</text:p>
          </table:table-cell>
          <table:table-cell table:number-columns-repeated="3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14676" calcext:value-type="float">
            <text:p>14676</text:p>
          </table:table-cell>
          <table:table-cell office:value-type="float" office:value="13973" calcext:value-type="float">
            <text:p>13973</text:p>
          </table:table-cell>
          <table:table-cell table:number-columns-repeated="4"/>
          <table:table-cell office:value-type="float" office:value="552" calcext:value-type="float">
            <text:p>552</text:p>
          </table:table-cell>
          <table:table-cell table:formula="of:=NORMDIST([.H30];739;239;0)" office:value-type="float" office:value="0.00122906947930819" calcext:value-type="float">
            <text:p>0.001229069479308</text:p>
          </table:table-cell>
          <table:table-cell office:value-type="float" office:value="12449" calcext:value-type="float">
            <text:p>12449</text:p>
          </table:table-cell>
          <table:table-cell table:formula="of:=NORMDIST([.J30];14262;2271;0)" office:value-type="float" office:value="0.000127731920949679" calcext:value-type="float">
            <text:p>0.00012773192095</text:p>
          </table:table-cell>
          <table:table-cell/>
          <table:table-cell office:value-type="float" office:value="29217" calcext:value-type="float">
            <text:p>29217</text:p>
          </table:table-cell>
          <table:table-cell table:formula="of:=NORMDIST([.M30];26396;3572;0)" office:value-type="float" office:value="0.0000817638878475652" calcext:value-type="float">
            <text:p>8.17638878475652E-05</text:p>
          </table:table-cell>
          <table:table-cell table:number-columns-repeated="3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14809" calcext:value-type="float">
            <text:p>14809</text:p>
          </table:table-cell>
          <table:table-cell office:value-type="float" office:value="13915" calcext:value-type="float">
            <text:p>13915</text:p>
          </table:table-cell>
          <table:table-cell table:number-columns-repeated="4"/>
          <table:table-cell office:value-type="float" office:value="558" calcext:value-type="float">
            <text:p>558</text:p>
          </table:table-cell>
          <table:table-cell table:formula="of:=NORMDIST([.H31];739;239;0)" office:value-type="float" office:value="0.00125305523220946" calcext:value-type="float">
            <text:p>0.001253055232209</text:p>
          </table:table-cell>
          <table:table-cell office:value-type="float" office:value="12472" calcext:value-type="float">
            <text:p>12472</text:p>
          </table:table-cell>
          <table:table-cell table:formula="of:=NORMDIST([.J31];14262;2271;0)" office:value-type="float" office:value="0.000128762242990521" calcext:value-type="float">
            <text:p>0.000128762242991</text:p>
          </table:table-cell>
          <table:table-cell/>
          <table:table-cell office:value-type="float" office:value="29914" calcext:value-type="float">
            <text:p>29914</text:p>
          </table:table-cell>
          <table:table-cell table:formula="of:=NORMDIST([.M31];26396;3572;0)" office:value-type="float" office:value="0.000068764965531764" calcext:value-type="float">
            <text:p>6.8764965531764E-05</text:p>
          </table:table-cell>
          <table:table-cell table:number-columns-repeated="3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13379" calcext:value-type="float">
            <text:p>13379</text:p>
          </table:table-cell>
          <table:table-cell office:value-type="float" office:value="13580" calcext:value-type="float">
            <text:p>13580</text:p>
          </table:table-cell>
          <table:table-cell table:number-columns-repeated="4"/>
          <table:table-cell office:value-type="float" office:value="566" calcext:value-type="float">
            <text:p>566</text:p>
          </table:table-cell>
          <table:table-cell table:formula="of:=NORMDIST([.H32];739;239;0)" office:value-type="float" office:value="0.00128450603629987" calcext:value-type="float">
            <text:p>0.0012845060363</text:p>
          </table:table-cell>
          <table:table-cell office:value-type="float" office:value="12482" calcext:value-type="float">
            <text:p>12482</text:p>
          </table:table-cell>
          <table:table-cell table:formula="of:=NORMDIST([.J32];14262;2271;0)" office:value-type="float" office:value="0.000129208663617181" calcext:value-type="float">
            <text:p>0.000129208663617</text:p>
          </table:table-cell>
          <table:table-cell/>
          <table:table-cell office:value-type="float" office:value="30089" calcext:value-type="float">
            <text:p>30089</text:p>
          </table:table-cell>
          <table:table-cell table:formula="of:=NORMDIST([.M32];26396;3572;0)" office:value-type="float" office:value="0.0000654471377215563" calcext:value-type="float">
            <text:p>6.54471377215563E-05</text:p>
          </table:table-cell>
          <table:table-cell table:number-columns-repeated="3"/>
        </table:table-row>
        <table:table-row table:style-name="ro2">
          <table:table-cell office:value-type="float" office:value="681" calcext:value-type="float">
            <text:p>681</text:p>
          </table:table-cell>
          <table:table-cell table:number-columns-repeated="3"/>
          <table:table-cell office:value-type="float" office:value="27622" calcext:value-type="float">
            <text:p>27622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table:formula="of:=NORMDIST([.H33];739;239;0)" office:value-type="float" office:value="0.00129612809547526" calcext:value-type="float">
            <text:p>0.001296128095475</text:p>
          </table:table-cell>
          <table:table-cell office:value-type="float" office:value="12561" calcext:value-type="float">
            <text:p>12561</text:p>
          </table:table-cell>
          <table:table-cell table:formula="of:=NORMDIST([.J33];14262;2271;0)" office:value-type="float" office:value="0.000132699749893824" calcext:value-type="float">
            <text:p>0.000132699749894</text:p>
          </table:table-cell>
          <table:table-cell/>
          <table:table-cell office:value-type="float" office:value="30765" calcext:value-type="float">
            <text:p>30765</text:p>
          </table:table-cell>
          <table:table-cell table:formula="of:=NORMDIST([.M33];26396;3572;0)" office:value-type="float" office:value="0.0000528614614313637" calcext:value-type="float">
            <text:p>5.28614614313637E-05</text:p>
          </table:table-cell>
          <table:table-cell table:number-columns-repeated="3"/>
        </table:table-row>
        <table:table-row table:style-name="ro2">
          <table:table-cell office:value-type="float" office:value="772" calcext:value-type="float">
            <text:p>772</text:p>
          </table:table-cell>
          <table:table-cell table:number-columns-repeated="3"/>
          <table:table-cell office:value-type="float" office:value="27818" calcext:value-type="float">
            <text:p>27818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table:formula="of:=NORMDIST([.H34];739;239;0)" office:value-type="float" office:value="0.0013672044430371" calcext:value-type="float">
            <text:p>0.001367204443037</text:p>
          </table:table-cell>
          <table:table-cell office:value-type="float" office:value="12633" calcext:value-type="float">
            <text:p>12633</text:p>
          </table:table-cell>
          <table:table-cell table:formula="of:=NORMDIST([.J34];14262;2271;0)" office:value-type="float" office:value="0.000135820361619353" calcext:value-type="float">
            <text:p>0.000135820361619</text:p>
          </table:table-cell>
          <table:table-cell/>
          <table:table-cell office:value-type="float" office:value="31135" calcext:value-type="float">
            <text:p>31135</text:p>
          </table:table-cell>
          <table:table-cell table:formula="of:=NORMDIST([.M34];26396;3572;0)" office:value-type="float" office:value="0.0000463218784702427" calcext:value-type="float">
            <text:p>4.63218784702427E-05</text:p>
          </table:table-cell>
          <table:table-cell table:number-columns-repeated="3"/>
        </table:table-row>
        <table:table-row table:style-name="ro2">
          <table:table-cell office:value-type="float" office:value="863" calcext:value-type="float">
            <text:p>863</text:p>
          </table:table-cell>
          <table:table-cell table:number-columns-repeated="3"/>
          <table:table-cell office:value-type="float" office:value="27063" calcext:value-type="float">
            <text:p>27063</text:p>
          </table:table-cell>
          <table:table-cell table:number-columns-repeated="2"/>
          <table:table-cell office:value-type="float" office:value="589" calcext:value-type="float">
            <text:p>589</text:p>
          </table:table-cell>
          <table:table-cell table:formula="of:=NORMDIST([.H35];739;239;0)" office:value-type="float" office:value="0.00137081144530259" calcext:value-type="float">
            <text:p>0.001370811445303</text:p>
          </table:table-cell>
          <table:table-cell office:value-type="float" office:value="12880" calcext:value-type="float">
            <text:p>12880</text:p>
          </table:table-cell>
          <table:table-cell table:formula="of:=NORMDIST([.J35];14262;2271;0)" office:value-type="float" office:value="0.000145974872420921" calcext:value-type="float">
            <text:p>0.000145974872421</text:p>
          </table:table-cell>
          <table:table-cell/>
          <table:table-cell office:value-type="float" office:value="31198" calcext:value-type="float">
            <text:p>31198</text:p>
          </table:table-cell>
          <table:table-cell table:formula="of:=NORMDIST([.M35];26396;3572;0)" office:value-type="float" office:value="0.0000452435207121585" calcext:value-type="float">
            <text:p>4.52435207121585E-05</text:p>
          </table:table-cell>
          <table:table-cell table:number-columns-repeated="3"/>
        </table:table-row>
        <table:table-row table:style-name="ro2">
          <table:table-cell office:value-type="float" office:value="914" calcext:value-type="float">
            <text:p>914</text:p>
          </table:table-cell>
          <table:table-cell table:number-columns-repeated="3"/>
          <table:table-cell office:value-type="float" office:value="24648" calcext:value-type="float">
            <text:p>24648</text:p>
          </table:table-cell>
          <table:table-cell table:number-columns-repeated="2"/>
          <table:table-cell office:value-type="float" office:value="597" calcext:value-type="float">
            <text:p>597</text:p>
          </table:table-cell>
          <table:table-cell table:formula="of:=NORMDIST([.H36];739;239;0)" office:value-type="float" office:value="0.00139913009339475" calcext:value-type="float">
            <text:p>0.001399130093395</text:p>
          </table:table-cell>
          <table:table-cell office:value-type="float" office:value="12960" calcext:value-type="float">
            <text:p>12960</text:p>
          </table:table-cell>
          <table:table-cell table:formula="of:=NORMDIST([.J36];14262;2271;0)" office:value-type="float" office:value="0.000149045410099875" calcext:value-type="float">
            <text:p>0.0001490454101</text:p>
          </table:table-cell>
          <table:table-cell/>
          <table:table-cell office:value-type="float" office:value="32722" calcext:value-type="float">
            <text:p>32722</text:p>
          </table:table-cell>
          <table:table-cell table:formula="of:=NORMDIST([.M36];26396;3572;0)" office:value-type="float" office:value="0.0000232772510155334" calcext:value-type="float">
            <text:p>2.32772510155334E-05</text:p>
          </table:table-cell>
          <table:table-cell table:number-columns-repeated="3"/>
        </table:table-row>
        <table:table-row table:style-name="ro2">
          <table:table-cell office:value-type="float" office:value="957" calcext:value-type="float">
            <text:p>957</text:p>
          </table:table-cell>
          <table:table-cell table:number-columns-repeated="3"/>
          <table:table-cell office:value-type="float" office:value="27797" calcext:value-type="float">
            <text:p>27797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formula="of:=NORMDIST([.H37];739;239;0)" office:value-type="float" office:value="0.00140949256146546" calcext:value-type="float">
            <text:p>0.001409492561465</text:p>
          </table:table-cell>
          <table:table-cell office:value-type="float" office:value="12965" calcext:value-type="float">
            <text:p>12965</text:p>
          </table:table-cell>
          <table:table-cell table:formula="of:=NORMDIST([.J37];14262;2271;0)" office:value-type="float" office:value="0.000149233300340864" calcext:value-type="float">
            <text:p>0.000149233300341</text:p>
          </table:table-cell>
          <table:table-cell table:number-columns-repeated="6"/>
        </table:table-row>
        <table:table-row table:style-name="ro2">
          <table:table-cell office:value-type="float" office:value="996" calcext:value-type="float">
            <text:p>996</text:p>
          </table:table-cell>
          <table:table-cell table:number-columns-repeated="3"/>
          <table:table-cell office:value-type="float" office:value="27262" calcext:value-type="float">
            <text:p>27262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table:formula="of:=NORMDIST([.H38];739;239;0)" office:value-type="float" office:value="0.00141970807055078" calcext:value-type="float">
            <text:p>0.001419708070551</text:p>
          </table:table-cell>
          <table:table-cell office:value-type="float" office:value="13026" calcext:value-type="float">
            <text:p>13026</text:p>
          </table:table-cell>
          <table:table-cell table:formula="of:=NORMDIST([.J38];14262;2271;0)" office:value-type="float" office:value="0.000151485585357455" calcext:value-type="float">
            <text:p>0.000151485585357</text:p>
          </table:table-cell>
          <table:table-cell table:number-columns-repeated="6"/>
        </table:table-row>
        <table:table-row table:style-name="ro2">
          <table:table-cell office:value-type="float" office:value="1096" calcext:value-type="float">
            <text:p>1096</text:p>
          </table:table-cell>
          <table:table-cell table:number-columns-repeated="3"/>
          <table:table-cell office:value-type="float" office:value="25209" calcext:value-type="float">
            <text:p>25209</text:p>
          </table:table-cell>
          <table:table-cell table:number-columns-repeated="2"/>
          <table:table-cell office:value-type="float" office:value="606" calcext:value-type="float">
            <text:p>606</text:p>
          </table:table-cell>
          <table:table-cell table:formula="of:=NORMDIST([.H39];739;239;0)" office:value-type="float" office:value="0.00142977232501572" calcext:value-type="float">
            <text:p>0.001429772325016</text:p>
          </table:table-cell>
          <table:table-cell office:value-type="float" office:value="13114" calcext:value-type="float">
            <text:p>13114</text:p>
          </table:table-cell>
          <table:table-cell table:formula="of:=NORMDIST([.J39];14262;2271;0)" office:value-type="float" office:value="0.000154598161336882" calcext:value-type="float">
            <text:p>0.000154598161337</text:p>
          </table:table-cell>
          <table:table-cell table:number-columns-repeated="6"/>
        </table:table-row>
        <table:table-row table:style-name="ro2">
          <table:table-cell office:value-type="float" office:value="1141" calcext:value-type="float">
            <text:p>1141</text:p>
          </table:table-cell>
          <table:table-cell table:number-columns-repeated="3"/>
          <table:table-cell office:value-type="float" office:value="25691" calcext:value-type="float">
            <text:p>25691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 table:formula="of:=NORMDIST([.H40];739;239;0)" office:value-type="float" office:value="0.00143968107017856" calcext:value-type="float">
            <text:p>0.001439681070179</text:p>
          </table:table-cell>
          <table:table-cell office:value-type="float" office:value="13124" calcext:value-type="float">
            <text:p>13124</text:p>
          </table:table-cell>
          <table:table-cell table:formula="of:=NORMDIST([.J40];14262;2271;0)" office:value-type="float" office:value="0.000154941164101396" calcext:value-type="float">
            <text:p>0.000154941164101</text:p>
          </table:table-cell>
          <table:table-cell table:number-columns-repeated="6"/>
        </table:table-row>
        <table:table-row table:style-name="ro2">
          <table:table-cell office:value-type="float" office:value="1078" calcext:value-type="float">
            <text:p>1078</text:p>
          </table:table-cell>
          <table:table-cell table:number-columns-repeated="3"/>
          <table:table-cell office:value-type="float" office:value="22582" calcext:value-type="float">
            <text:p>22582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formula="of:=NORMDIST([.H41];739;239;0)" office:value-type="float" office:value="0.00144294869850398" calcext:value-type="float">
            <text:p>0.001442948698504</text:p>
          </table:table-cell>
          <table:table-cell office:value-type="float" office:value="13145" calcext:value-type="float">
            <text:p>13145</text:p>
          </table:table-cell>
          <table:table-cell table:formula="of:=NORMDIST([.J41];14262;2271;0)" office:value-type="float" office:value="0.000155654124951539" calcext:value-type="float">
            <text:p>0.000155654124952</text:p>
          </table:table-cell>
          <table:table-cell table:number-columns-repeated="6"/>
        </table:table-row>
        <table:table-row table:style-name="ro2">
          <table:table-cell office:value-type="float" office:value="679" calcext:value-type="float">
            <text:p>679</text:p>
          </table:table-cell>
          <table:table-cell table:number-columns-repeated="3"/>
          <table:table-cell office:value-type="float" office:value="24028" calcext:value-type="float">
            <text:p>24028</text:p>
          </table:table-cell>
          <table:table-cell table:number-columns-repeated="2"/>
          <table:table-cell office:value-type="float" office:value="612" calcext:value-type="float">
            <text:p>612</text:p>
          </table:table-cell>
          <table:table-cell table:formula="of:=NORMDIST([.H42];739;239;0)" office:value-type="float" office:value="0.00144943009529186" calcext:value-type="float">
            <text:p>0.001449430095292</text:p>
          </table:table-cell>
          <table:table-cell office:value-type="float" office:value="13233" calcext:value-type="float">
            <text:p>13233</text:p>
          </table:table-cell>
          <table:table-cell table:formula="of:=NORMDIST([.J42];14262;2271;0)" office:value-type="float" office:value="0.000158530135160302" calcext:value-type="float">
            <text:p>0.00015853013516</text:p>
          </table:table-cell>
          <table:table-cell table:number-columns-repeated="6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number-columns-repeated="3"/>
          <table:table-cell office:value-type="float" office:value="24509" calcext:value-type="float">
            <text:p>24509</text:p>
          </table:table-cell>
          <table:table-cell table:number-columns-repeated="2"/>
          <table:table-cell office:value-type="float" office:value="618" calcext:value-type="float">
            <text:p>618</text:p>
          </table:table-cell>
          <table:table-cell table:formula="of:=NORMDIST([.H43];739;239;0)" office:value-type="float" office:value="0.00146843237983726" calcext:value-type="float">
            <text:p>0.001468432379837</text:p>
          </table:table-cell>
          <table:table-cell office:value-type="float" office:value="13271" calcext:value-type="float">
            <text:p>13271</text:p>
          </table:table-cell>
          <table:table-cell table:formula="of:=NORMDIST([.J43];14262;2271;0)" office:value-type="float" office:value="0.000159714265403072" calcext:value-type="float">
            <text:p>0.000159714265403</text:p>
          </table:table-cell>
          <table:table-cell table:number-columns-repeated="6"/>
        </table:table-row>
        <table:table-row table:style-name="ro2">
          <table:table-cell office:value-type="float" office:value="735" calcext:value-type="float">
            <text:p>735</text:p>
          </table:table-cell>
          <table:table-cell table:number-columns-repeated="3"/>
          <table:table-cell office:value-type="float" office:value="29217" calcext:value-type="float">
            <text:p>29217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formula="of:=NORMDIST([.H44];739;239;0)" office:value-type="float" office:value="0.00147461513543121" calcext:value-type="float">
            <text:p>0.001474615135431</text:p>
          </table:table-cell>
          <table:table-cell office:value-type="float" office:value="13319" calcext:value-type="float">
            <text:p>13319</text:p>
          </table:table-cell>
          <table:table-cell table:formula="of:=NORMDIST([.J44];14262;2271;0)" office:value-type="float" office:value="0.000161158151389452" calcext:value-type="float">
            <text:p>0.000161158151389</text:p>
          </table:table-cell>
          <table:table-cell table:number-columns-repeated="6"/>
        </table:table-row>
        <table:table-row table:style-name="ro2">
          <table:table-cell office:value-type="float" office:value="721" calcext:value-type="float">
            <text:p>721</text:p>
          </table:table-cell>
          <table:table-cell table:number-columns-repeated="3"/>
          <table:table-cell office:value-type="float" office:value="28115" calcext:value-type="float">
            <text:p>28115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table:formula="of:=NORMDIST([.H45];739;239;0)" office:value-type="float" office:value="0.00147767746406315" calcext:value-type="float">
            <text:p>0.001477677464063</text:p>
          </table:table-cell>
          <table:table-cell office:value-type="float" office:value="13379" calcext:value-type="float">
            <text:p>13379</text:p>
          </table:table-cell>
          <table:table-cell table:formula="of:=NORMDIST([.J45];14262;2271;0)" office:value-type="float" office:value="0.000162879023188337" calcext:value-type="float">
            <text:p>0.000162879023188</text:p>
          </table:table-cell>
          <table:table-cell table:number-columns-repeated="6"/>
        </table:table-row>
        <table:table-row table:style-name="ro2">
          <table:table-cell office:value-type="float" office:value="750" calcext:value-type="float">
            <text:p>750</text:p>
          </table:table-cell>
          <table:table-cell table:number-columns-repeated="3"/>
          <table:table-cell office:value-type="float" office:value="27639" calcext:value-type="float">
            <text:p>27639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table:formula="of:=NORMDIST([.H46];739;239;0)" office:value-type="float" office:value="0.00148674648366595" calcext:value-type="float">
            <text:p>0.001486746483666</text:p>
          </table:table-cell>
          <table:table-cell office:value-type="float" office:value="13379" calcext:value-type="float">
            <text:p>13379</text:p>
          </table:table-cell>
          <table:table-cell table:formula="of:=NORMDIST([.J46];14262;2271;0)" office:value-type="float" office:value="0.000162879023188337" calcext:value-type="float">
            <text:p>0.000162879023188</text:p>
          </table:table-cell>
          <table:table-cell table:number-columns-repeated="6"/>
        </table:table-row>
        <table:table-row table:style-name="ro2">
          <table:table-cell office:value-type="float" office:value="696" calcext:value-type="float">
            <text:p>696</text:p>
          </table:table-cell>
          <table:table-cell table:number-columns-repeated="3"/>
          <table:table-cell office:value-type="float" office:value="31135" calcext:value-type="float">
            <text:p>31135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table:formula="of:=NORMDIST([.H47];739;239;0)" office:value-type="float" office:value="0.00148674648366595" calcext:value-type="float">
            <text:p>0.001486746483666</text:p>
          </table:table-cell>
          <table:table-cell office:value-type="float" office:value="13475" calcext:value-type="float">
            <text:p>13475</text:p>
          </table:table-cell>
          <table:table-cell table:formula="of:=NORMDIST([.J47];14262;2271;0)" office:value-type="float" office:value="0.000165430361194082" calcext:value-type="float">
            <text:p>0.000165430361194</text:p>
          </table:table-cell>
          <table:table-cell table:number-columns-repeated="6"/>
        </table:table-row>
        <table:table-row table:style-name="ro2">
          <table:table-cell office:value-type="float" office:value="722" calcext:value-type="float">
            <text:p>722</text:p>
          </table:table-cell>
          <table:table-cell table:number-columns-repeated="3"/>
          <table:table-cell office:value-type="float" office:value="31198" calcext:value-type="float">
            <text:p>31198</text:p>
          </table:table-cell>
          <table:table-cell table:number-columns-repeated="2"/>
          <table:table-cell office:value-type="float" office:value="626" calcext:value-type="float">
            <text:p>626</text:p>
          </table:table-cell>
          <table:table-cell table:formula="of:=NORMDIST([.H48];739;239;0)" office:value-type="float" office:value="0.00149269273144812" calcext:value-type="float">
            <text:p>0.001492692731448</text:p>
          </table:table-cell>
          <table:table-cell office:value-type="float" office:value="13485" calcext:value-type="float">
            <text:p>13485</text:p>
          </table:table-cell>
          <table:table-cell table:formula="of:=NORMDIST([.J48];14262;2271;0)" office:value-type="float" office:value="0.000165681386205186" calcext:value-type="float">
            <text:p>0.000165681386205</text:p>
          </table:table-cell>
          <table:table-cell table:number-columns-repeated="6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2122" calcext:value-type="float">
            <text:p>12122</text:p>
          </table:table-cell>
          <table:table-cell office:value-type="float" office:value="13756" calcext:value-type="float">
            <text:p>13756</text:p>
          </table:table-cell>
          <table:table-cell table:number-columns-repeated="4"/>
          <table:table-cell office:value-type="float" office:value="627" calcext:value-type="float">
            <text:p>627</text:p>
          </table:table-cell>
          <table:table-cell table:formula="of:=NORMDIST([.H49];739;239;0)" office:value-type="float" office:value="0.00149563549169771" calcext:value-type="float">
            <text:p>0.001495635491698</text:p>
          </table:table-cell>
          <table:table-cell office:value-type="float" office:value="13513" calcext:value-type="float">
            <text:p>13513</text:p>
          </table:table-cell>
          <table:table-cell table:formula="of:=NORMDIST([.J49];14262;2271;0)" office:value-type="float" office:value="0.000166369122324748" calcext:value-type="float">
            <text:p>0.000166369122325</text:p>
          </table:table-cell>
          <table:table-cell table:number-columns-repeated="6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12561" calcext:value-type="float">
            <text:p>12561</text:p>
          </table:table-cell>
          <table:table-cell office:value-type="float" office:value="14420" calcext:value-type="float">
            <text:p>14420</text:p>
          </table:table-cell>
          <table:table-cell table:number-columns-repeated="4"/>
          <table:table-cell office:value-type="float" office:value="637" calcext:value-type="float">
            <text:p>637</text:p>
          </table:table-cell>
          <table:table-cell table:formula="of:=NORMDIST([.H50];739;239;0)" office:value-type="float" office:value="0.00152391603352495" calcext:value-type="float">
            <text:p>0.001523916033525</text:p>
          </table:table-cell>
          <table:table-cell office:value-type="float" office:value="13580" calcext:value-type="float">
            <text:p>13580</text:p>
          </table:table-cell>
          <table:table-cell table:formula="of:=NORMDIST([.J50];14262;2271;0)" office:value-type="float" office:value="0.000167922735331622" calcext:value-type="float">
            <text:p>0.000167922735332</text:p>
          </table:table-cell>
          <table:table-cell table:number-columns-repeated="6"/>
        </table:table-row>
        <table:table-row table:style-name="ro2">
          <table:table-cell office:value-type="float" office:value="696" calcext:value-type="float">
            <text:p>696</text:p>
          </table:table-cell>
          <table:table-cell/>
          <table:table-cell office:value-type="float" office:value="10665" calcext:value-type="float">
            <text:p>10665</text:p>
          </table:table-cell>
          <table:table-cell office:value-type="float" office:value="7929" calcext:value-type="float">
            <text:p>7929</text:p>
          </table:table-cell>
          <table:table-cell table:number-columns-repeated="3"/>
          <table:table-cell office:value-type="float" office:value="641" calcext:value-type="float">
            <text:p>641</text:p>
          </table:table-cell>
          <table:table-cell table:formula="of:=NORMDIST([.H51];739;239;0)" office:value-type="float" office:value="0.00153462497949747" calcext:value-type="float">
            <text:p>0.001534624979497</text:p>
          </table:table-cell>
          <table:table-cell office:value-type="float" office:value="13670" calcext:value-type="float">
            <text:p>13670</text:p>
          </table:table-cell>
          <table:table-cell table:formula="of:=NORMDIST([.J51];14262;2271;0)" office:value-type="float" office:value="0.000169799773972744" calcext:value-type="float">
            <text:p>0.000169799773973</text:p>
          </table:table-cell>
          <table:table-cell table:number-columns-repeated="6"/>
        </table:table-row>
        <table:table-row table:style-name="ro2">
          <table:table-cell office:value-type="float" office:value="558" calcext:value-type="float">
            <text:p>558</text:p>
          </table:table-cell>
          <table:table-cell/>
          <table:table-cell office:value-type="float" office:value="11423" calcext:value-type="float">
            <text:p>11423</text:p>
          </table:table-cell>
          <table:table-cell office:value-type="float" office:value="2980" calcext:value-type="float">
            <text:p>2980</text:p>
          </table:table-cell>
          <table:table-cell table:number-columns-repeated="3"/>
          <table:table-cell office:value-type="float" office:value="662" calcext:value-type="float">
            <text:p>662</text:p>
          </table:table-cell>
          <table:table-cell table:formula="of:=NORMDIST([.H52];739;239;0)" office:value-type="float" office:value="0.00158479425705778" calcext:value-type="float">
            <text:p>0.001584794257058</text:p>
          </table:table-cell>
          <table:table-cell office:value-type="float" office:value="13756" calcext:value-type="float">
            <text:p>13756</text:p>
          </table:table-cell>
          <table:table-cell table:formula="of:=NORMDIST([.J52];14262;2271;0)" office:value-type="float" office:value="0.000171361349645575" calcext:value-type="float">
            <text:p>0.000171361349646</text:p>
          </table:table-cell>
          <table:table-cell table:number-columns-repeated="6"/>
        </table:table-row>
        <table:table-row table:style-name="ro2">
          <table:table-cell office:value-type="float" office:value="597" calcext:value-type="float">
            <text:p>597</text:p>
          </table:table-cell>
          <table:table-cell/>
          <table:table-cell office:value-type="float" office:value="11286" calcext:value-type="float">
            <text:p>11286</text:p>
          </table:table-cell>
          <table:table-cell office:value-type="float" office:value="4131" calcext:value-type="float">
            <text:p>4131</text:p>
          </table:table-cell>
          <table:table-cell table:number-columns-repeated="3"/>
          <table:table-cell office:value-type="float" office:value="663" calcext:value-type="float">
            <text:p>663</text:p>
          </table:table-cell>
          <table:table-cell table:formula="of:=NORMDIST([.H53];739;239;0)" office:value-type="float" office:value="0.00158691813410526" calcext:value-type="float">
            <text:p>0.001586918134105</text:p>
          </table:table-cell>
          <table:table-cell office:value-type="float" office:value="13807" calcext:value-type="float">
            <text:p>13807</text:p>
          </table:table-cell>
          <table:table-cell table:formula="of:=NORMDIST([.J53];14262;2271;0)" office:value-type="float" office:value="0.000172177507856008" calcext:value-type="float">
            <text:p>0.000172177507856</text:p>
          </table:table-cell>
          <table:table-cell table:number-columns-repeated="6"/>
        </table:table-row>
        <table:table-row table:style-name="ro2">
          <table:table-cell office:value-type="float" office:value="621" calcext:value-type="float">
            <text:p>621</text:p>
          </table:table-cell>
          <table:table-cell/>
          <table:table-cell office:value-type="float" office:value="9773" calcext:value-type="float">
            <text:p>9773</text:p>
          </table:table-cell>
          <table:table-cell office:value-type="float" office:value="3192" calcext:value-type="float">
            <text:p>3192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 table:formula="of:=NORMDIST([.H54];739;239;0)" office:value-type="float" office:value="0.00161743431966087" calcext:value-type="float">
            <text:p>0.001617434319661</text:p>
          </table:table-cell>
          <table:table-cell office:value-type="float" office:value="13891" calcext:value-type="float">
            <text:p>13891</text:p>
          </table:table-cell>
          <table:table-cell table:formula="of:=NORMDIST([.J54];14262;2271;0)" office:value-type="float" office:value="0.000173339579666789" calcext:value-type="float">
            <text:p>0.000173339579667</text:p>
          </table:table-cell>
          <table:table-cell table:number-columns-repeated="6"/>
        </table:table-row>
        <table:table-row table:style-name="ro2">
          <table:table-cell office:value-type="float" office:value="612" calcext:value-type="float">
            <text:p>612</text:p>
          </table:table-cell>
          <table:table-cell/>
          <table:table-cell office:value-type="float" office:value="10884" calcext:value-type="float">
            <text:p>10884</text:p>
          </table:table-cell>
          <table:table-cell office:value-type="float" office:value="5035" calcext:value-type="float">
            <text:p>5035</text:p>
          </table:table-cell>
          <table:table-cell table:number-columns-repeated="3"/>
          <table:table-cell office:value-type="float" office:value="681" calcext:value-type="float">
            <text:p>681</text:p>
          </table:table-cell>
          <table:table-cell table:formula="of:=NORMDIST([.H55];739;239;0)" office:value-type="float" office:value="0.00162077905313983" calcext:value-type="float">
            <text:p>0.00162077905314</text:p>
          </table:table-cell>
          <table:table-cell office:value-type="float" office:value="13915" calcext:value-type="float">
            <text:p>13915</text:p>
          </table:table-cell>
          <table:table-cell table:formula="of:=NORMDIST([.J55];14262;2271;0)" office:value-type="float" office:value="0.00017362940208565" calcext:value-type="float">
            <text:p>0.000173629402086</text:p>
          </table:table-cell>
          <table:table-cell table:number-columns-repeated="6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11688" calcext:value-type="float">
            <text:p>11688</text:p>
          </table:table-cell>
          <table:table-cell office:value-type="float" office:value="11185" calcext:value-type="float">
            <text:p>11185</text:p>
          </table:table-cell>
          <table:table-cell table:number-columns-repeated="4"/>
          <table:table-cell office:value-type="float" office:value="683" calcext:value-type="float">
            <text:p>683</text:p>
          </table:table-cell>
          <table:table-cell table:formula="of:=NORMDIST([.H56];739;239;0)" office:value-type="float" office:value="0.00162401697460814" calcext:value-type="float">
            <text:p>0.001624016974608</text:p>
          </table:table-cell>
          <table:table-cell office:value-type="float" office:value="13973" calcext:value-type="float">
            <text:p>13973</text:p>
          </table:table-cell>
          <table:table-cell table:formula="of:=NORMDIST([.J56];14262;2271;0)" office:value-type="float" office:value="0.000174251445800756" calcext:value-type="float">
            <text:p>0.0001742514458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5586" calcext:value-type="float">
            <text:p>15586</text:p>
          </table:table-cell>
          <table:table-cell/>
          <table:table-cell office:value-type="float" office:value="5107" calcext:value-type="float">
            <text:p>5107</text:p>
          </table:table-cell>
          <table:table-cell table:number-columns-repeated="3"/>
          <table:table-cell office:value-type="float" office:value="684" calcext:value-type="float">
            <text:p>684</text:p>
          </table:table-cell>
          <table:table-cell table:formula="of:=NORMDIST([.H57];739;239;0)" office:value-type="float" office:value="0.0016255956714768" calcext:value-type="float">
            <text:p>0.001625595671477</text:p>
          </table:table-cell>
          <table:table-cell office:value-type="float" office:value="14059" calcext:value-type="float">
            <text:p>14059</text:p>
          </table:table-cell>
          <table:table-cell table:formula="of:=NORMDIST([.J57];14262;2271;0)" office:value-type="float" office:value="0.000174967699256015" calcext:value-type="float">
            <text:p>0.000174967699256</text:p>
          </table:table-cell>
          <table:table-cell table:number-columns-repeated="6"/>
        </table:table-row>
        <table:table-row table:style-name="ro2">
          <table:table-cell/>
          <table:table-cell office:value-type="float" office:value="17586" calcext:value-type="float">
            <text:p>17586</text:p>
          </table:table-cell>
          <table:table-cell office:value-type="float" office:value="15967" calcext:value-type="float">
            <text:p>15967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table:formula="of:=NORMDIST([.H58];739;239;0)" office:value-type="float" office:value="0.00162867213037895" calcext:value-type="float">
            <text:p>0.001628672130379</text:p>
          </table:table-cell>
          <table:table-cell office:value-type="float" office:value="14105" calcext:value-type="float">
            <text:p>14105</text:p>
          </table:table-cell>
          <table:table-cell table:formula="of:=NORMDIST([.J58];14262;2271;0)" office:value-type="float" office:value="0.000175248826292534" calcext:value-type="float">
            <text:p>0.000175248826293</text:p>
          </table:table-cell>
          <table:table-cell table:number-columns-repeated="6"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16912" calcext:value-type="float">
            <text:p>16912</text:p>
          </table:table-cell>
          <table:table-cell office:value-type="float" office:value="12012" calcext:value-type="float">
            <text:p>12012</text:p>
          </table:table-cell>
          <table:table-cell table:number-columns-repeated="4"/>
          <table:table-cell office:value-type="float" office:value="696" calcext:value-type="float">
            <text:p>696</text:p>
          </table:table-cell>
          <table:table-cell table:formula="of:=NORMDIST([.H59];739;239;0)" office:value-type="float" office:value="0.00164241587614505" calcext:value-type="float">
            <text:p>0.001642415876145</text:p>
          </table:table-cell>
          <table:table-cell office:value-type="float" office:value="14134" calcext:value-type="float">
            <text:p>14134</text:p>
          </table:table-cell>
          <table:table-cell table:formula="of:=NORMDIST([.J59];14262;2271;0)" office:value-type="float" office:value="0.000175389304098903" calcext:value-type="float">
            <text:p>0.000175389304099</text:p>
          </table:table-cell>
          <table:table-cell table:number-columns-repeated="6"/>
        </table:table-row>
        <table:table-row table:style-name="ro2">
          <table:table-cell office:value-type="float" office:value="1100" calcext:value-type="float">
            <text:p>1100</text:p>
          </table:table-cell>
          <table:table-cell/>
          <table:table-cell office:value-type="float" office:value="9412" calcext:value-type="float">
            <text:p>9412</text:p>
          </table:table-cell>
          <table:table-cell office:value-type="float" office:value="7205" calcext:value-type="float">
            <text:p>7205</text:p>
          </table:table-cell>
          <table:table-cell table:number-columns-repeated="3"/>
          <table:table-cell office:value-type="float" office:value="696" calcext:value-type="float">
            <text:p>696</text:p>
          </table:table-cell>
          <table:table-cell table:formula="of:=NORMDIST([.H60];739;239;0)" office:value-type="float" office:value="0.00164241587614505" calcext:value-type="float">
            <text:p>0.001642415876145</text:p>
          </table:table-cell>
          <table:table-cell office:value-type="float" office:value="14198" calcext:value-type="float">
            <text:p>14198</text:p>
          </table:table-cell>
          <table:table-cell table:formula="of:=NORMDIST([.J60];14262;2271;0)" office:value-type="float" office:value="0.000175598367857603" calcext:value-type="float">
            <text:p>0.000175598367858</text:p>
          </table:table-cell>
          <table:table-cell table:number-columns-repeated="6"/>
        </table:table-row>
        <table:table-row table:style-name="ro2">
          <table:table-cell office:value-type="float" office:value="1302" calcext:value-type="float">
            <text:p>1302</text:p>
          </table:table-cell>
          <table:table-cell table:number-columns-repeated="2"/>
          <table:table-cell office:value-type="float" office:value="9358" calcext:value-type="float">
            <text:p>9358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formula="of:=NORMDIST([.H61];739;239;0)" office:value-type="float" office:value="0.00164713818927102" calcext:value-type="float">
            <text:p>0.001647138189271</text:p>
          </table:table-cell>
          <table:table-cell office:value-type="float" office:value="14322" calcext:value-type="float">
            <text:p>14322</text:p>
          </table:table-cell>
          <table:table-cell table:formula="of:=NORMDIST([.J61];14262;2271;0)" office:value-type="float" office:value="0.000175606811859634" calcext:value-type="float">
            <text:p>0.00017560681186</text:p>
          </table:table-cell>
          <table:table-cell table:number-columns-repeated="6"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float" office:value="16270" calcext:value-type="float">
            <text:p>16270</text:p>
          </table:table-cell>
          <table:table-cell office:value-type="float" office:value="13114" calcext:value-type="float">
            <text:p>13114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table:formula="of:=NORMDIST([.H62];739;239;0)" office:value-type="float" office:value="0.00164713818927102" calcext:value-type="float">
            <text:p>0.001647138189271</text:p>
          </table:table-cell>
          <table:table-cell office:value-type="float" office:value="14381" calcext:value-type="float">
            <text:p>14381</text:p>
          </table:table-cell>
          <table:table-cell table:formula="of:=NORMDIST([.J62];14262;2271;0)" office:value-type="float" office:value="0.000175427106997611" calcext:value-type="float">
            <text:p>0.000175427106998</text:p>
          </table:table-cell>
          <table:table-cell table:number-columns-repeated="6"/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float" office:value="11718" calcext:value-type="float">
            <text:p>11718</text:p>
          </table:table-cell>
          <table:table-cell office:value-type="float" office:value="13475" calcext:value-type="float">
            <text:p>13475</text:p>
          </table:table-cell>
          <table:table-cell table:number-columns-repeated="4"/>
          <table:table-cell office:value-type="float" office:value="702" calcext:value-type="float">
            <text:p>702</text:p>
          </table:table-cell>
          <table:table-cell table:formula="of:=NORMDIST([.H63];739;239;0)" office:value-type="float" office:value="0.00164933117989704" calcext:value-type="float">
            <text:p>0.001649331179897</text:p>
          </table:table-cell>
          <table:table-cell office:value-type="float" office:value="14420" calcext:value-type="float">
            <text:p>14420</text:p>
          </table:table-cell>
          <table:table-cell table:formula="of:=NORMDIST([.J63];14262;2271;0)" office:value-type="float" office:value="0.000175243474555366" calcext:value-type="float">
            <text:p>0.000175243474555</text:p>
          </table:table-cell>
          <table:table-cell table:number-columns-repeated="6"/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float" office:value="9537" calcext:value-type="float">
            <text:p>9537</text:p>
          </table:table-cell>
          <table:table-cell office:value-type="float" office:value="16069" calcext:value-type="float">
            <text:p>16069</text:p>
          </table:table-cell>
          <table:table-cell table:number-columns-repeated="4"/>
          <table:table-cell office:value-type="float" office:value="719" calcext:value-type="float">
            <text:p>719</text:p>
          </table:table-cell>
          <table:table-cell table:formula="of:=NORMDIST([.H64];739;239;0)" office:value-type="float" office:value="0.00166338029569861" calcext:value-type="float">
            <text:p>0.001663380295699</text:p>
          </table:table-cell>
          <table:table-cell office:value-type="float" office:value="14461" calcext:value-type="float">
            <text:p>14461</text:p>
          </table:table-cell>
          <table:table-cell table:formula="of:=NORMDIST([.J64];14262;2271;0)" office:value-type="float" office:value="0.000174994977318081" calcext:value-type="float">
            <text:p>0.000174994977318</text:p>
          </table:table-cell>
          <table:table-cell table:number-columns-repeated="6"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float" office:value="9289" calcext:value-type="float">
            <text:p>9289</text:p>
          </table:table-cell>
          <table:table-cell office:value-type="float" office:value="15962" calcext:value-type="float">
            <text:p>15962</text:p>
          </table:table-cell>
          <table:table-cell table:number-columns-repeated="4"/>
          <table:table-cell office:value-type="float" office:value="721" calcext:value-type="float">
            <text:p>721</text:p>
          </table:table-cell>
          <table:table-cell table:formula="of:=NORMDIST([.H65];739;239;0)" office:value-type="float" office:value="0.00166448723501605" calcext:value-type="float">
            <text:p>0.001664487235016</text:p>
          </table:table-cell>
          <table:table-cell office:value-type="float" office:value="14554" calcext:value-type="float">
            <text:p>14554</text:p>
          </table:table-cell>
          <table:table-cell table:formula="of:=NORMDIST([.J65];14262;2271;0)" office:value-type="float" office:value="0.000174222003427079" calcext:value-type="float">
            <text:p>0.000174222003427</text:p>
          </table:table-cell>
          <table:table-cell table:number-columns-repeated="6"/>
        </table:table-row>
        <table:table-row table:style-name="ro2">
          <table:table-cell office:value-type="float" office:value="951" calcext:value-type="float">
            <text:p>951</text:p>
          </table:table-cell>
          <table:table-cell table:number-columns-repeated="3"/>
          <table:table-cell office:value-type="float" office:value="25449" calcext:value-type="float">
            <text:p>25449</text:p>
          </table:table-cell>
          <table:table-cell table:number-columns-repeated="2"/>
          <table:table-cell office:value-type="float" office:value="722" calcext:value-type="float">
            <text:p>722</text:p>
          </table:table-cell>
          <table:table-cell table:formula="of:=NORMDIST([.H66];739;239;0)" office:value-type="float" office:value="0.00166499725740853" calcext:value-type="float">
            <text:p>0.001664997257409</text:p>
          </table:table-cell>
          <table:table-cell office:value-type="float" office:value="14557" calcext:value-type="float">
            <text:p>14557</text:p>
          </table:table-cell>
          <table:table-cell table:formula="of:=NORMDIST([.J66];14262;2271;0)" office:value-type="float" office:value="0.0001741922620534" calcext:value-type="float">
            <text:p>0.000174192262053</text:p>
          </table:table-cell>
          <table:table-cell table:number-columns-repeated="6"/>
        </table:table-row>
        <table:table-row table:style-name="ro2">
          <table:table-cell office:value-type="float" office:value="937" calcext:value-type="float">
            <text:p>937</text:p>
          </table:table-cell>
          <table:table-cell table:number-columns-repeated="3"/>
          <table:table-cell office:value-type="float" office:value="29914" calcext:value-type="float">
            <text:p>29914</text:p>
          </table:table-cell>
          <table:table-cell table:number-columns-repeated="2"/>
          <table:table-cell office:value-type="float" office:value="724" calcext:value-type="float">
            <text:p>724</text:p>
          </table:table-cell>
          <table:table-cell table:formula="of:=NORMDIST([.H67];739;239;0)" office:value-type="float" office:value="0.00166593027397176" calcext:value-type="float">
            <text:p>0.001665930273972</text:p>
          </table:table-cell>
          <table:table-cell office:value-type="float" office:value="14676" calcext:value-type="float">
            <text:p>14676</text:p>
          </table:table-cell>
          <table:table-cell table:formula="of:=NORMDIST([.J67];14262;2271;0)" office:value-type="float" office:value="0.000172773260609652" calcext:value-type="float">
            <text:p>0.00017277326061</text:p>
          </table:table-cell>
          <table:table-cell table:number-columns-repeated="6"/>
        </table:table-row>
        <table:table-row table:style-name="ro2">
          <table:table-cell office:value-type="float" office:value="954" calcext:value-type="float">
            <text:p>954</text:p>
          </table:table-cell>
          <table:table-cell table:number-columns-repeated="3"/>
          <table:table-cell office:value-type="float" office:value="30765" calcext:value-type="float">
            <text:p>30765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formula="of:=NORMDIST([.H68];739;239;0)" office:value-type="float" office:value="0.00166744754112757" calcext:value-type="float">
            <text:p>0.001667447541128</text:p>
          </table:table-cell>
          <table:table-cell office:value-type="float" office:value="14732" calcext:value-type="float">
            <text:p>14732</text:p>
          </table:table-cell>
          <table:table-cell table:formula="of:=NORMDIST([.J68];14262;2271;0)" office:value-type="float" office:value="0.000171946060041838" calcext:value-type="float">
            <text:p>0.000171946060042</text:p>
          </table:table-cell>
          <table:table-cell table:number-columns-repeated="6"/>
        </table:table-row>
        <table:table-row table:style-name="ro2">
          <table:table-cell office:value-type="float" office:value="924" calcext:value-type="float">
            <text:p>924</text:p>
          </table:table-cell>
          <table:table-cell table:number-columns-repeated="3"/>
          <table:table-cell office:value-type="float" office:value="27708" calcext:value-type="float">
            <text:p>27708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table:formula="of:=NORMDIST([.H69];739;239;0)" office:value-type="float" office:value="0.00166744754112757" calcext:value-type="float">
            <text:p>0.001667447541128</text:p>
          </table:table-cell>
          <table:table-cell office:value-type="float" office:value="14736" calcext:value-type="float">
            <text:p>14736</text:p>
          </table:table-cell>
          <table:table-cell table:formula="of:=NORMDIST([.J69];14262;2271;0)" office:value-type="float" office:value="0.000171883126748233" calcext:value-type="float">
            <text:p>0.000171883126748</text:p>
          </table:table-cell>
          <table:table-cell table:number-columns-repeated="6"/>
        </table:table-row>
        <table:table-row table:style-name="ro2">
          <table:table-cell office:value-type="float" office:value="896" calcext:value-type="float">
            <text:p>896</text:p>
          </table:table-cell>
          <table:table-cell table:number-columns-repeated="3"/>
          <table:table-cell office:value-type="float" office:value="24710" calcext:value-type="float">
            <text:p>24710</text:p>
          </table:table-cell>
          <table:table-cell table:number-columns-repeated="2"/>
          <table:table-cell office:value-type="float" office:value="735" calcext:value-type="float">
            <text:p>735</text:p>
          </table:table-cell>
          <table:table-cell table:formula="of:=NORMDIST([.H70];739;239;0)" office:value-type="float" office:value="0.00166898079925978" calcext:value-type="float">
            <text:p>0.00166898079926</text:p>
          </table:table-cell>
          <table:table-cell office:value-type="float" office:value="14765" calcext:value-type="float">
            <text:p>14765</text:p>
          </table:table-cell>
          <table:table-cell table:formula="of:=NORMDIST([.J70];14262;2271;0)" office:value-type="float" office:value="0.000171411644639074" calcext:value-type="float">
            <text:p>0.000171411644639</text:p>
          </table:table-cell>
          <table:table-cell table:number-columns-repeated="6"/>
        </table:table-row>
        <table:table-row table:style-name="ro2">
          <table:table-cell office:value-type="float" office:value="944" calcext:value-type="float">
            <text:p>944</text:p>
          </table:table-cell>
          <table:table-cell table:number-columns-repeated="3"/>
          <table:table-cell office:value-type="float" office:value="26850" calcext:value-type="float">
            <text:p>2685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table:formula="of:=NORMDIST([.H71];739;239;0)" office:value-type="float" office:value="0.00166915611850741" calcext:value-type="float">
            <text:p>0.001669156118507</text:p>
          </table:table-cell>
          <table:table-cell office:value-type="float" office:value="14768" calcext:value-type="float">
            <text:p>14768</text:p>
          </table:table-cell>
          <table:table-cell table:formula="of:=NORMDIST([.J71];14262;2271;0)" office:value-type="float" office:value="0.000171361349645575" calcext:value-type="float">
            <text:p>0.000171361349646</text:p>
          </table:table-cell>
          <table:table-cell table:number-columns-repeated="6"/>
        </table:table-row>
        <table:table-row table:style-name="ro2">
          <table:table-cell office:value-type="float" office:value="962" calcext:value-type="float">
            <text:p>962</text:p>
          </table:table-cell>
          <table:table-cell table:number-columns-repeated="3"/>
          <table:table-cell office:value-type="float" office:value="23748" calcext:value-type="float">
            <text:p>23748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formula="of:=NORMDIST([.H72];739;239;0)" office:value-type="float" office:value="0.00166744754112757" calcext:value-type="float">
            <text:p>0.001667447541128</text:p>
          </table:table-cell>
          <table:table-cell office:value-type="float" office:value="14809" calcext:value-type="float">
            <text:p>14809</text:p>
          </table:table-cell>
          <table:table-cell table:formula="of:=NORMDIST([.J72];14262;2271;0)" office:value-type="float" office:value="0.000170645614598308" calcext:value-type="float">
            <text:p>0.000170645614598</text:p>
          </table:table-cell>
          <table:table-cell table:number-columns-repeated="6"/>
        </table:table-row>
        <table:table-row table:style-name="ro2">
          <table:table-cell office:value-type="float" office:value="947" calcext:value-type="float">
            <text:p>947</text:p>
          </table:table-cell>
          <table:table-cell table:number-columns-repeated="3"/>
          <table:table-cell office:value-type="float" office:value="23152" calcext:value-type="float">
            <text:p>23152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formula="of:=NORMDIST([.H73];739;239;0)" office:value-type="float" office:value="0.00166744754112757" calcext:value-type="float">
            <text:p>0.001667447541128</text:p>
          </table:table-cell>
          <table:table-cell office:value-type="float" office:value="14891" calcext:value-type="float">
            <text:p>14891</text:p>
          </table:table-cell>
          <table:table-cell table:formula="of:=NORMDIST([.J73];14262;2271;0)" office:value-type="float" office:value="0.000169057713122067" calcext:value-type="float">
            <text:p>0.000169057713122</text:p>
          </table:table-cell>
          <table:table-cell table:number-columns-repeated="6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number-columns-repeated="3"/>
          <table:table-cell office:value-type="float" office:value="18101" calcext:value-type="float">
            <text:p>18101</text:p>
          </table:table-cell>
          <table:table-cell table:number-columns-repeated="2"/>
          <table:table-cell office:value-type="float" office:value="763" calcext:value-type="float">
            <text:p>763</text:p>
          </table:table-cell>
          <table:table-cell table:formula="of:=NORMDIST([.H74];739;239;0)" office:value-type="float" office:value="0.00166081968278699" calcext:value-type="float">
            <text:p>0.001660819682787</text:p>
          </table:table-cell>
          <table:table-cell office:value-type="float" office:value="14916" calcext:value-type="float">
            <text:p>14916</text:p>
          </table:table-cell>
          <table:table-cell table:formula="of:=NORMDIST([.J74];14262;2271;0)" office:value-type="float" office:value="0.000168532830338328" calcext:value-type="float">
            <text:p>0.000168532830338</text:p>
          </table:table-cell>
          <table:table-cell table:number-columns-repeated="6"/>
        </table:table-row>
        <table:table-row table:style-name="ro2">
          <table:table-cell office:value-type="float" office:value="1143" calcext:value-type="float">
            <text:p>1143</text:p>
          </table:table-cell>
          <table:table-cell table:number-columns-repeated="3"/>
          <table:table-cell office:value-type="float" office:value="21029" calcext:value-type="float">
            <text:p>21029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table:formula="of:=NORMDIST([.H75];739;239;0)" office:value-type="float" office:value="0.00165697164831408" calcext:value-type="float">
            <text:p>0.001656971648314</text:p>
          </table:table-cell>
          <table:table-cell office:value-type="float" office:value="14922" calcext:value-type="float">
            <text:p>14922</text:p>
          </table:table-cell>
          <table:table-cell table:formula="of:=NORMDIST([.J75];14262;2271;0)" office:value-type="float" office:value="0.000168404064427627" calcext:value-type="float">
            <text:p>0.000168404064428</text:p>
          </table:table-cell>
          <table:table-cell table:number-columns-repeated="6"/>
        </table:table-row>
        <table:table-row table:style-name="ro2">
          <table:table-cell office:value-type="float" office:value="1211" calcext:value-type="float">
            <text:p>1211</text:p>
          </table:table-cell>
          <table:table-cell table:number-columns-repeated="3"/>
          <table:table-cell office:value-type="float" office:value="21757" calcext:value-type="float">
            <text:p>21757</text:p>
          </table:table-cell>
          <table:table-cell table:number-columns-repeated="2"/>
          <table:table-cell office:value-type="float" office:value="772" calcext:value-type="float">
            <text:p>772</text:p>
          </table:table-cell>
          <table:table-cell table:formula="of:=NORMDIST([.H76];739;239;0)" office:value-type="float" office:value="0.00165337854540254" calcext:value-type="float">
            <text:p>0.001653378545403</text:p>
          </table:table-cell>
          <table:table-cell office:value-type="float" office:value="14956" calcext:value-type="float">
            <text:p>14956</text:p>
          </table:table-cell>
          <table:table-cell table:formula="of:=NORMDIST([.J76];14262;2271;0)" office:value-type="float" office:value="0.000167654140683932" calcext:value-type="float">
            <text:p>0.000167654140684</text:p>
          </table:table-cell>
          <table:table-cell table:number-columns-repeated="6"/>
        </table:table-row>
        <table:table-row table:style-name="ro2">
          <table:table-cell office:value-type="float" office:value="1145" calcext:value-type="float">
            <text:p>1145</text:p>
          </table:table-cell>
          <table:table-cell table:number-columns-repeated="3"/>
          <table:table-cell office:value-type="float" office:value="16524" calcext:value-type="float">
            <text:p>16524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table:formula="of:=NORMDIST([.H77];739;239;0)" office:value-type="float" office:value="0.00165240916561975" calcext:value-type="float">
            <text:p>0.00165240916562</text:p>
          </table:table-cell>
          <table:table-cell office:value-type="float" office:value="15040" calcext:value-type="float">
            <text:p>15040</text:p>
          </table:table-cell>
          <table:table-cell table:formula="of:=NORMDIST([.J77];14262;2271;0)" office:value-type="float" office:value="0.000165656411112216" calcext:value-type="float">
            <text:p>0.000165656411112</text:p>
          </table:table-cell>
          <table:table-cell table:number-columns-repeated="6"/>
        </table:table-row>
        <table:table-row table:style-name="ro2">
          <table:table-cell office:value-type="float" office:value="1360" calcext:value-type="float">
            <text:p>1360</text:p>
          </table:table-cell>
          <table:table-cell table:number-columns-repeated="3"/>
          <table:table-cell office:value-type="float" office:value="26618" calcext:value-type="float">
            <text:p>26618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 table:formula="of:=NORMDIST([.H78];739;239;0)" office:value-type="float" office:value="0.0016372484325861" calcext:value-type="float">
            <text:p>0.001637248432586</text:p>
          </table:table-cell>
          <table:table-cell office:value-type="float" office:value="15176" calcext:value-type="float">
            <text:p>15176</text:p>
          </table:table-cell>
          <table:table-cell table:formula="of:=NORMDIST([.J78];14262;2271;0)" office:value-type="float" office:value="0.00016200174272899" calcext:value-type="float">
            <text:p>0.000162001742729</text:p>
          </table:table-cell>
          <table:table-cell table:number-columns-repeated="6"/>
        </table:table-row>
        <table:table-row table:style-name="ro2">
          <table:table-cell office:value-type="float" office:value="662" calcext:value-type="float">
            <text:p>662</text:p>
          </table:table-cell>
          <table:table-cell table:number-columns-repeated="3"/>
          <table:table-cell office:value-type="float" office:value="27911" calcext:value-type="float">
            <text:p>27911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 table:formula="of:=NORMDIST([.H79];739;239;0)" office:value-type="float" office:value="0.0016358875149853" calcext:value-type="float">
            <text:p>0.001635887514985</text:p>
          </table:table-cell>
          <table:table-cell office:value-type="float" office:value="15181" calcext:value-type="float">
            <text:p>15181</text:p>
          </table:table-cell>
          <table:table-cell table:formula="of:=NORMDIST([.J79];14262;2271;0)" office:value-type="float" office:value="0.000161857864538946" calcext:value-type="float">
            <text:p>0.000161857864539</text:p>
          </table:table-cell>
          <table:table-cell table:number-columns-repeated="6"/>
        </table:table-row>
        <table:table-row table:style-name="ro2">
          <table:table-cell office:value-type="float" office:value="683" calcext:value-type="float">
            <text:p>683</text:p>
          </table:table-cell>
          <table:table-cell table:number-columns-repeated="3"/>
          <table:table-cell office:value-type="float" office:value="28108" calcext:value-type="float">
            <text:p>28108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table:formula="of:=NORMDIST([.H80];739;239;0)" office:value-type="float" office:value="0.00163449911367964" calcext:value-type="float">
            <text:p>0.00163449911368</text:p>
          </table:table-cell>
          <table:table-cell office:value-type="float" office:value="15209" calcext:value-type="float">
            <text:p>15209</text:p>
          </table:table-cell>
          <table:table-cell table:formula="of:=NORMDIST([.J80];14262;2271;0)" office:value-type="float" office:value="0.000161040078370878" calcext:value-type="float">
            <text:p>0.000161040078371</text:p>
          </table:table-cell>
          <table:table-cell table:number-columns-repeated="6"/>
        </table:table-row>
        <table:table-row table:style-name="ro2">
          <table:table-cell office:value-type="float" office:value="702" calcext:value-type="float">
            <text:p>702</text:p>
          </table:table-cell>
          <table:table-cell table:number-columns-repeated="3"/>
          <table:table-cell office:value-type="float" office:value="29214" calcext:value-type="float">
            <text:p>29214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table:formula="of:=NORMDIST([.H81];739;239;0)" office:value-type="float" office:value="0.00163308330058652" calcext:value-type="float">
            <text:p>0.001633083300587</text:p>
          </table:table-cell>
          <table:table-cell office:value-type="float" office:value="15244" calcext:value-type="float">
            <text:p>15244</text:p>
          </table:table-cell>
          <table:table-cell table:formula="of:=NORMDIST([.J81];14262;2271;0)" office:value-type="float" office:value="0.000159989449232552" calcext:value-type="float">
            <text:p>0.000159989449233</text:p>
          </table:table-cell>
          <table:table-cell table:number-columns-repeated="6"/>
        </table:table-row>
        <table:table-row table:style-name="ro2">
          <table:table-cell office:value-type="float" office:value="724" calcext:value-type="float">
            <text:p>724</text:p>
          </table:table-cell>
          <table:table-cell table:number-columns-repeated="3"/>
          <table:table-cell office:value-type="float" office:value="30089" calcext:value-type="float">
            <text:p>30089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 table:formula="of:=NORMDIST([.H82];739;239;0)" office:value-type="float" office:value="0.00160860975200687" calcext:value-type="float">
            <text:p>0.001608609752007</text:p>
          </table:table-cell>
          <table:table-cell office:value-type="float" office:value="15266" calcext:value-type="float">
            <text:p>15266</text:p>
          </table:table-cell>
          <table:table-cell table:formula="of:=NORMDIST([.J82];14262;2271;0)" office:value-type="float" office:value="0.000159313195723099" calcext:value-type="float">
            <text:p>0.000159313195723</text:p>
          </table:table-cell>
          <table:table-cell table:number-columns-repeated="6"/>
        </table:table-row>
        <table:table-row table:style-name="ro2">
          <table:table-cell office:value-type="float" office:value="773" calcext:value-type="float">
            <text:p>773</text:p>
          </table:table-cell>
          <table:table-cell table:number-columns-repeated="3"/>
          <table:table-cell office:value-type="float" office:value="32722" calcext:value-type="float">
            <text:p>32722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table:formula="of:=NORMDIST([.H83];739;239;0)" office:value-type="float" office:value="0.00160676623470105" calcext:value-type="float">
            <text:p>0.001606766234701</text:p>
          </table:table-cell>
          <table:table-cell office:value-type="float" office:value="15289" calcext:value-type="float">
            <text:p>15289</text:p>
          </table:table-cell>
          <table:table-cell table:formula="of:=NORMDIST([.J83];14262;2271;0)" office:value-type="float" office:value="0.000158593345371271" calcext:value-type="float">
            <text:p>0.000158593345371</text:p>
          </table:table-cell>
          <table:table-cell table:number-columns-repeated="6"/>
        </table:table-row>
        <table:table-row table:style-name="ro2">
          <table:table-cell office:value-type="float" office:value="789" calcext:value-type="float">
            <text:p>789</text:p>
          </table:table-cell>
          <table:table-cell table:number-columns-repeated="3"/>
          <table:table-cell office:value-type="float" office:value="27988" calcext:value-type="float">
            <text:p>27988</text:p>
          </table:table-cell>
          <table:table-cell table:number-columns-repeated="2"/>
          <table:table-cell office:value-type="float" office:value="811" calcext:value-type="float">
            <text:p>811</text:p>
          </table:table-cell>
          <table:table-cell table:formula="of:=NORMDIST([.H84];739;239;0)" office:value-type="float" office:value="0.00159516285904227" calcext:value-type="float">
            <text:p>0.001595162859042</text:p>
          </table:table-cell>
          <table:table-cell office:value-type="float" office:value="15308" calcext:value-type="float">
            <text:p>15308</text:p>
          </table:table-cell>
          <table:table-cell table:formula="of:=NORMDIST([.J84];14262;2271;0)" office:value-type="float" office:value="0.000157988917204991" calcext:value-type="float">
            <text:p>0.000157988917205</text:p>
          </table:table-cell>
          <table:table-cell table:number-columns-repeated="6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14148" calcext:value-type="float">
            <text:p>14148</text:p>
          </table:table-cell>
          <table:table-cell office:value-type="float" office:value="12965" calcext:value-type="float">
            <text:p>12965</text:p>
          </table:table-cell>
          <table:table-cell table:number-columns-repeated="4"/>
          <table:table-cell office:value-type="float" office:value="817" calcext:value-type="float">
            <text:p>817</text:p>
          </table:table-cell>
          <table:table-cell table:formula="of:=NORMDIST([.H85];739;239;0)" office:value-type="float" office:value="0.0015826455153979" calcext:value-type="float">
            <text:p>0.001582645515398</text:p>
          </table:table-cell>
          <table:table-cell office:value-type="float" office:value="15310" calcext:value-type="float">
            <text:p>15310</text:p>
          </table:table-cell>
          <table:table-cell table:formula="of:=NORMDIST([.J85];14262;2271;0)" office:value-type="float" office:value="0.000157924784306342" calcext:value-type="float">
            <text:p>0.000157924784306</text:p>
          </table:table-cell>
          <table:table-cell table:number-columns-repeated="6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15955" calcext:value-type="float">
            <text:p>15955</text:p>
          </table:table-cell>
          <table:table-cell office:value-type="float" office:value="12482" calcext:value-type="float">
            <text:p>12482</text:p>
          </table:table-cell>
          <table:table-cell table:number-columns-repeated="4"/>
          <table:table-cell office:value-type="float" office:value="828" calcext:value-type="float">
            <text:p>828</text:p>
          </table:table-cell>
          <table:table-cell table:formula="of:=NORMDIST([.H86];739;239;0)" office:value-type="float" office:value="0.00155740024753963" calcext:value-type="float">
            <text:p>0.00155740024754</text:p>
          </table:table-cell>
          <table:table-cell office:value-type="float" office:value="15345" calcext:value-type="float">
            <text:p>15345</text:p>
          </table:table-cell>
          <table:table-cell table:formula="of:=NORMDIST([.J86];14262;2271;0)" office:value-type="float" office:value="0.000156786978051082" calcext:value-type="float">
            <text:p>0.000156786978051</text:p>
          </table:table-cell>
          <table:table-cell table:number-columns-repeated="6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10413" calcext:value-type="float">
            <text:p>10413</text:p>
          </table:table-cell>
          <table:table-cell office:value-type="float" office:value="11966" calcext:value-type="float">
            <text:p>11966</text:p>
          </table:table-cell>
          <table:table-cell table:number-columns-repeated="4"/>
          <table:table-cell office:value-type="float" office:value="849" calcext:value-type="float">
            <text:p>849</text:p>
          </table:table-cell>
          <table:table-cell table:formula="of:=NORMDIST([.H87];739;239;0)" office:value-type="float" office:value="0.00150145956923509" calcext:value-type="float">
            <text:p>0.001501459569235</text:p>
          </table:table-cell>
          <table:table-cell office:value-type="float" office:value="15380" calcext:value-type="float">
            <text:p>15380</text:p>
          </table:table-cell>
          <table:table-cell table:formula="of:=NORMDIST([.J87];14262;2271;0)" office:value-type="float" office:value="0.000155620401901446" calcext:value-type="float">
            <text:p>0.000155620401901</text:p>
          </table:table-cell>
          <table:table-cell table:number-columns-repeated="6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11600" calcext:value-type="float">
            <text:p>11600</text:p>
          </table:table-cell>
          <table:table-cell office:value-type="float" office:value="13026" calcext:value-type="float">
            <text:p>13026</text:p>
          </table:table-cell>
          <table:table-cell table:number-columns-repeated="4"/>
          <table:table-cell office:value-type="float" office:value="849" calcext:value-type="float">
            <text:p>849</text:p>
          </table:table-cell>
          <table:table-cell table:formula="of:=NORMDIST([.H88];739;239;0)" office:value-type="float" office:value="0.00150145956923509" calcext:value-type="float">
            <text:p>0.001501459569235</text:p>
          </table:table-cell>
          <table:table-cell office:value-type="float" office:value="15399" calcext:value-type="float">
            <text:p>15399</text:p>
          </table:table-cell>
          <table:table-cell table:formula="of:=NORMDIST([.J88];14262;2271;0)" office:value-type="float" office:value="0.000154975340936677" calcext:value-type="float">
            <text:p>0.000154975340937</text:p>
          </table:table-cell>
          <table:table-cell table:number-columns-repeated="6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10553" calcext:value-type="float">
            <text:p>10553</text:p>
          </table:table-cell>
          <table:table-cell office:value-type="float" office:value="13891" calcext:value-type="float">
            <text:p>13891</text:p>
          </table:table-cell>
          <table:table-cell table:number-columns-repeated="4"/>
          <table:table-cell office:value-type="float" office:value="863" calcext:value-type="float">
            <text:p>863</text:p>
          </table:table-cell>
          <table:table-cell table:formula="of:=NORMDIST([.H89];739;239;0)" office:value-type="float" office:value="0.00145901523650954" calcext:value-type="float">
            <text:p>0.00145901523651</text:p>
          </table:table-cell>
          <table:table-cell office:value-type="float" office:value="15565" calcext:value-type="float">
            <text:p>15565</text:p>
          </table:table-cell>
          <table:table-cell table:formula="of:=NORMDIST([.J89];14262;2271;0)" office:value-type="float" office:value="0.000149007773773068" calcext:value-type="float">
            <text:p>0.000149007773773</text:p>
          </table:table-cell>
          <table:table-cell table:number-columns-repeated="6"/>
        </table:table-row>
        <table:table-row table:style-name="ro2">
          <table:table-cell office:value-type="float" office:value="787" calcext:value-type="float">
            <text:p>787</text:p>
          </table:table-cell>
          <table:table-cell/>
          <table:table-cell office:value-type="float" office:value="15565" calcext:value-type="float">
            <text:p>15565</text:p>
          </table:table-cell>
          <table:table-cell office:value-type="float" office:value="4058" calcext:value-type="float">
            <text:p>4058</text:p>
          </table:table-cell>
          <table:table-cell table:number-columns-repeated="3"/>
          <table:table-cell office:value-type="float" office:value="867" calcext:value-type="float">
            <text:p>867</text:p>
          </table:table-cell>
          <table:table-cell table:formula="of:=NORMDIST([.H90];739;239;0)" office:value-type="float" office:value="0.00144619842495131" calcext:value-type="float">
            <text:p>0.001446198424951</text:p>
          </table:table-cell>
          <table:table-cell office:value-type="float" office:value="15586" calcext:value-type="float">
            <text:p>15586</text:p>
          </table:table-cell>
          <table:table-cell table:formula="of:=NORMDIST([.J90];14262;2271;0)" office:value-type="float" office:value="0.000148212964033222" calcext:value-type="float">
            <text:p>0.000148212964033</text:p>
          </table:table-cell>
          <table:table-cell table:number-columns-repeated="6"/>
        </table:table-row>
        <table:table-row table:style-name="ro2">
          <table:table-cell office:value-type="float" office:value="719" calcext:value-type="float">
            <text:p>719</text:p>
          </table:table-cell>
          <table:table-cell/>
          <table:table-cell office:value-type="float" office:value="17041" calcext:value-type="float">
            <text:p>17041</text:p>
          </table:table-cell>
          <table:table-cell office:value-type="float" office:value="3940" calcext:value-type="float">
            <text:p>3940</text:p>
          </table:table-cell>
          <table:table-cell table:number-columns-repeated="3"/>
          <table:table-cell office:value-type="float" office:value="896" calcext:value-type="float">
            <text:p>896</text:p>
          </table:table-cell>
          <table:table-cell table:formula="of:=NORMDIST([.H91];739;239;0)" office:value-type="float" office:value="0.00134526620466897" calcext:value-type="float">
            <text:p>0.001345266204669</text:p>
          </table:table-cell>
          <table:table-cell office:value-type="float" office:value="15619" calcext:value-type="float">
            <text:p>15619</text:p>
          </table:table-cell>
          <table:table-cell table:formula="of:=NORMDIST([.J91];14262;2271;0)" office:value-type="float" office:value="0.000146947145371184" calcext:value-type="float">
            <text:p>0.00014694714537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7374" calcext:value-type="float">
            <text:p>17374</text:p>
          </table:table-cell>
          <table:table-cell office:value-type="float" office:value="4338" calcext:value-type="float">
            <text:p>4338</text:p>
          </table:table-cell>
          <table:table-cell table:number-columns-repeated="3"/>
          <table:table-cell office:value-type="float" office:value="914" calcext:value-type="float">
            <text:p>914</text:p>
          </table:table-cell>
          <table:table-cell table:formula="of:=NORMDIST([.H92];739;239;0)" office:value-type="float" office:value="0.0012767041910739" calcext:value-type="float">
            <text:p>0.001276704191074</text:p>
          </table:table-cell>
          <table:table-cell office:value-type="float" office:value="15661" calcext:value-type="float">
            <text:p>15661</text:p>
          </table:table-cell>
          <table:table-cell table:formula="of:=NORMDIST([.J92];14262;2271;0)" office:value-type="float" office:value="0.000145307345380696" calcext:value-type="float">
            <text:p>0.00014530734538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526" calcext:value-type="float">
            <text:p>10526</text:p>
          </table:table-cell>
          <table:table-cell office:value-type="float" office:value="18373" calcext:value-type="float">
            <text:p>18373</text:p>
          </table:table-cell>
          <table:table-cell table:number-columns-repeated="4"/>
          <table:table-cell office:value-type="float" office:value="924" calcext:value-type="float">
            <text:p>924</text:p>
          </table:table-cell>
          <table:table-cell table:formula="of:=NORMDIST([.H93];739;239;0)" office:value-type="float" office:value="0.00123709990391632" calcext:value-type="float">
            <text:p>0.001237099903916</text:p>
          </table:table-cell>
          <table:table-cell office:value-type="float" office:value="15662" calcext:value-type="float">
            <text:p>15662</text:p>
          </table:table-cell>
          <table:table-cell table:formula="of:=NORMDIST([.J93];14262;2271;0)" office:value-type="float" office:value="0.000145267920782092" calcext:value-type="float">
            <text:p>0.00014526792078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261" calcext:value-type="float">
            <text:p>10261</text:p>
          </table:table-cell>
          <table:table-cell office:value-type="float" office:value="18062" calcext:value-type="float">
            <text:p>18062</text:p>
          </table:table-cell>
          <table:table-cell table:number-columns-repeated="4"/>
          <table:table-cell office:value-type="float" office:value="937" calcext:value-type="float">
            <text:p>937</text:p>
          </table:table-cell>
          <table:table-cell table:formula="of:=NORMDIST([.H94];739;239;0)" office:value-type="float" office:value="0.0011843415104493" calcext:value-type="float">
            <text:p>0.001184341510449</text:p>
          </table:table-cell>
          <table:table-cell office:value-type="float" office:value="15689" calcext:value-type="float">
            <text:p>15689</text:p>
          </table:table-cell>
          <table:table-cell table:formula="of:=NORMDIST([.J94];14262;2271;0)" office:value-type="float" office:value="0.000144196921563194" calcext:value-type="float">
            <text:p>0.000144196921563</text:p>
          </table:table-cell>
          <table:table-cell table:number-columns-repeated="6"/>
        </table:table-row>
        <table:table-row table:style-name="ro2">
          <table:table-cell/>
          <table:table-cell office:value-type="float" office:value="9346" calcext:value-type="float">
            <text:p>9346</text:p>
          </table:table-cell>
          <table:table-cell office:value-type="float" office:value="17675" calcext:value-type="float">
            <text:p>17675</text:p>
          </table:table-cell>
          <table:table-cell table:number-columns-repeated="4"/>
          <table:table-cell office:value-type="float" office:value="944" calcext:value-type="float">
            <text:p>944</text:p>
          </table:table-cell>
          <table:table-cell table:formula="of:=NORMDIST([.H95];739;239;0)" office:value-type="float" office:value="0.00115545445902765" calcext:value-type="float">
            <text:p>0.001155454459028</text:p>
          </table:table-cell>
          <table:table-cell office:value-type="float" office:value="15801" calcext:value-type="float">
            <text:p>15801</text:p>
          </table:table-cell>
          <table:table-cell table:formula="of:=NORMDIST([.J95];14262;2271;0)" office:value-type="float" office:value="0.000139627024587216" calcext:value-type="float">
            <text:p>0.000139627024587</text:p>
          </table:table-cell>
          <table:table-cell table:number-columns-repeated="6"/>
        </table:table-row>
        <table:table-row table:style-name="ro2">
          <table:table-cell office:value-type="float" office:value="347" calcext:value-type="float">
            <text:p>347</text:p>
          </table:table-cell>
          <table:table-cell/>
          <table:table-cell office:value-type="float" office:value="18367" calcext:value-type="float">
            <text:p>18367</text:p>
          </table:table-cell>
          <table:table-cell office:value-type="float" office:value="6523" calcext:value-type="float">
            <text:p>6523</text:p>
          </table:table-cell>
          <table:table-cell table:number-columns-repeated="3"/>
          <table:table-cell office:value-type="float" office:value="947" calcext:value-type="float">
            <text:p>947</text:p>
          </table:table-cell>
          <table:table-cell table:formula="of:=NORMDIST([.H96];739;239;0)" office:value-type="float" office:value="0.00114299080394636" calcext:value-type="float">
            <text:p>0.001142990803946</text:p>
          </table:table-cell>
          <table:table-cell office:value-type="float" office:value="15888" calcext:value-type="float">
            <text:p>15888</text:p>
          </table:table-cell>
          <table:table-cell table:formula="of:=NORMDIST([.J96];14262;2271;0)" office:value-type="float" office:value="0.000135949002336757" calcext:value-type="float">
            <text:p>0.000135949002337</text:p>
          </table:table-cell>
          <table:table-cell table:number-columns-repeated="6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10436" calcext:value-type="float">
            <text:p>10436</text:p>
          </table:table-cell>
          <table:table-cell office:value-type="float" office:value="18600" calcext:value-type="float">
            <text:p>18600</text:p>
          </table:table-cell>
          <table:table-cell table:number-columns-repeated="4"/>
          <table:table-cell office:value-type="float" office:value="951" calcext:value-type="float">
            <text:p>951</text:p>
          </table:table-cell>
          <table:table-cell table:formula="of:=NORMDIST([.H97];739;239;0)" office:value-type="float" office:value="0.00112630539528955" calcext:value-type="float">
            <text:p>0.00112630539529</text:p>
          </table:table-cell>
          <table:table-cell office:value-type="float" office:value="15915" calcext:value-type="float">
            <text:p>15915</text:p>
          </table:table-cell>
          <table:table-cell table:formula="of:=NORMDIST([.J97];14262;2271;0)" office:value-type="float" office:value="0.000134787140485773" calcext:value-type="float">
            <text:p>0.000134787140486</text:p>
          </table:table-cell>
          <table:table-cell table:number-columns-repeated="6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12510" calcext:value-type="float">
            <text:p>12510</text:p>
          </table:table-cell>
          <table:table-cell office:value-type="float" office:value="19407" calcext:value-type="float">
            <text:p>19407</text:p>
          </table:table-cell>
          <table:table-cell table:number-columns-repeated="4"/>
          <table:table-cell office:value-type="float" office:value="954" calcext:value-type="float">
            <text:p>954</text:p>
          </table:table-cell>
          <table:table-cell table:formula="of:=NORMDIST([.H98];739;239;0)" office:value-type="float" office:value="0.00111374663152084" calcext:value-type="float">
            <text:p>0.001113746631521</text:p>
          </table:table-cell>
          <table:table-cell office:value-type="float" office:value="15958" calcext:value-type="float">
            <text:p>15958</text:p>
          </table:table-cell>
          <table:table-cell table:formula="of:=NORMDIST([.J98];14262;2271;0)" office:value-type="float" office:value="0.000132918439934818" calcext:value-type="float">
            <text:p>0.000132918439935</text:p>
          </table:table-cell>
          <table:table-cell table:number-columns-repeated="6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5348" calcext:value-type="float">
            <text:p>5348</text:p>
          </table:table-cell>
          <table:table-cell office:value-type="float" office:value="18260" calcext:value-type="float">
            <text:p>18260</text:p>
          </table:table-cell>
          <table:table-cell table:number-columns-repeated="4"/>
          <table:table-cell office:value-type="float" office:value="957" calcext:value-type="float">
            <text:p>957</text:p>
          </table:table-cell>
          <table:table-cell table:formula="of:=NORMDIST([.H99];739;239;0)" office:value-type="float" office:value="0.00110115439123325" calcext:value-type="float">
            <text:p>0.001101154391233</text:p>
          </table:table-cell>
          <table:table-cell office:value-type="float" office:value="15961" calcext:value-type="float">
            <text:p>15961</text:p>
          </table:table-cell>
          <table:table-cell table:formula="of:=NORMDIST([.J99];14262;2271;0)" office:value-type="float" office:value="0.000132787259940061" calcext:value-type="float">
            <text:p>0.00013278725994</text:p>
          </table:table-cell>
          <table:table-cell table:number-columns-repeated="6"/>
        </table:table-row>
        <table:table-row table:style-name="ro2">
          <table:table-cell office:value-type="float" office:value="606" calcext:value-type="float">
            <text:p>606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2196" calcext:value-type="float">
            <text:p>2196</text:p>
          </table:table-cell>
          <table:table-cell table:number-columns-repeated="3"/>
          <table:table-cell office:value-type="float" office:value="962" calcext:value-type="float">
            <text:p>962</text:p>
          </table:table-cell>
          <table:table-cell table:formula="of:=NORMDIST([.H100];739;239;0)" office:value-type="float" office:value="0.00108010465952945" calcext:value-type="float">
            <text:p>0.001080104659529</text:p>
          </table:table-cell>
          <table:table-cell office:value-type="float" office:value="15962" calcext:value-type="float">
            <text:p>15962</text:p>
          </table:table-cell>
          <table:table-cell table:formula="of:=NORMDIST([.J100];14262;2271;0)" office:value-type="float" office:value="0.000132743510574784" calcext:value-type="float">
            <text:p>0.000132743510575</text:p>
          </table:table-cell>
          <table:table-cell table:number-columns-repeated="6"/>
        </table:table-row>
        <table:table-row table:style-name="ro2">
          <table:table-cell office:value-type="float" office:value="552" calcext:value-type="float">
            <text:p>552</text:p>
          </table:table-cell>
          <table:table-cell/>
          <table:table-cell office:value-type="float" office:value="14134" calcext:value-type="float">
            <text:p>14134</text:p>
          </table:table-cell>
          <table:table-cell office:value-type="float" office:value="4570" calcext:value-type="float">
            <text:p>4570</text:p>
          </table:table-cell>
          <table:table-cell table:number-columns-repeated="3"/>
          <table:table-cell office:value-type="float" office:value="995" calcext:value-type="float">
            <text:p>995</text:p>
          </table:table-cell>
          <table:table-cell table:formula="of:=NORMDIST([.H101];739;239;0)" office:value-type="float" office:value="0.000940535174753055" calcext:value-type="float">
            <text:p>0.000940535174753</text:p>
          </table:table-cell>
          <table:table-cell office:value-type="float" office:value="15967" calcext:value-type="float">
            <text:p>15967</text:p>
          </table:table-cell>
          <table:table-cell table:formula="of:=NORMDIST([.J101];14262;2271;0)" office:value-type="float" office:value="0.000132524594427106" calcext:value-type="float">
            <text:p>0.000132524594427</text:p>
          </table:table-cell>
          <table:table-cell table:number-columns-repeated="6"/>
        </table:table-row>
        <table:table-row table:style-name="ro2">
          <table:table-cell office:value-type="float" office:value="511" calcext:value-type="float">
            <text:p>511</text:p>
          </table:table-cell>
          <table:table-cell/>
          <table:table-cell office:value-type="float" office:value="11438" calcext:value-type="float">
            <text:p>11438</text:p>
          </table:table-cell>
          <table:table-cell office:value-type="float" office:value="2037" calcext:value-type="float">
            <text:p>2037</text:p>
          </table:table-cell>
          <table:table-cell table:number-columns-repeated="3"/>
          <table:table-cell office:value-type="float" office:value="996" calcext:value-type="float">
            <text:p>996</text:p>
          </table:table-cell>
          <table:table-cell table:formula="of:=NORMDIST([.H102];739;239;0)" office:value-type="float" office:value="0.000936321200459046" calcext:value-type="float">
            <text:p>0.000936321200459</text:p>
          </table:table-cell>
          <table:table-cell office:value-type="float" office:value="15995" calcext:value-type="float">
            <text:p>15995</text:p>
          </table:table-cell>
          <table:table-cell table:formula="of:=NORMDIST([.J102];14262;2271;0)" office:value-type="float" office:value="0.000131293557260145" calcext:value-type="float">
            <text:p>0.00013129355726</text:p>
          </table:table-cell>
          <table:table-cell table:number-columns-repeated="6"/>
        </table:table-row>
        <table:table-row table:style-name="ro2"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6210" calcext:value-type="float">
            <text:p>6210</text:p>
          </table:table-cell>
          <table:table-cell table:number-columns-repeated="3"/>
          <table:table-cell office:value-type="float" office:value="1002" calcext:value-type="float">
            <text:p>1002</text:p>
          </table:table-cell>
          <table:table-cell table:formula="of:=NORMDIST([.H103];739;239;0)" office:value-type="float" office:value="0.000911095875941397" calcext:value-type="float">
            <text:p>0.000911095875941</text:p>
          </table:table-cell>
          <table:table-cell office:value-type="float" office:value="16013" calcext:value-type="float">
            <text:p>16013</text:p>
          </table:table-cell>
          <table:table-cell table:formula="of:=NORMDIST([.J103];14262;2271;0)" office:value-type="float" office:value="0.000130497745654252" calcext:value-type="float">
            <text:p>0.000130497745654</text:p>
          </table:table-cell>
          <table:table-cell table:number-columns-repeated="6"/>
        </table:table-row>
        <table:table-row table:style-name="ro2"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6316" calcext:value-type="float">
            <text:p>6316</text:p>
          </table:table-cell>
          <table:table-cell table:number-columns-repeated="3"/>
          <table:table-cell office:value-type="float" office:value="1009" calcext:value-type="float">
            <text:p>1009</text:p>
          </table:table-cell>
          <table:table-cell table:formula="of:=NORMDIST([.H104];739;239;0)" office:value-type="float" office:value="0.000881821268704564" calcext:value-type="float">
            <text:p>0.000881821268705</text:p>
          </table:table-cell>
          <table:table-cell office:value-type="float" office:value="16069" calcext:value-type="float">
            <text:p>16069</text:p>
          </table:table-cell>
          <table:table-cell table:formula="of:=NORMDIST([.J104];14262;2271;0)" office:value-type="float" office:value="0.000128001168850823" calcext:value-type="float">
            <text:p>0.000128001168851</text:p>
          </table:table-cell>
          <table:table-cell table:number-columns-repeated="6"/>
        </table:table-row>
        <table:table-row table:style-name="ro2"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3973" calcext:value-type="float">
            <text:p>3973</text:p>
          </table:table-cell>
          <table:table-cell table:number-columns-repeated="3"/>
          <table:table-cell office:value-type="float" office:value="1078" calcext:value-type="float">
            <text:p>1078</text:p>
          </table:table-cell>
          <table:table-cell table:formula="of:=NORMDIST([.H105];739;239;0)" office:value-type="float" office:value="0.00061043080733588" calcext:value-type="float">
            <text:p>0.000610430807336</text:p>
          </table:table-cell>
          <table:table-cell office:value-type="float" office:value="16105" calcext:value-type="float">
            <text:p>16105</text:p>
          </table:table-cell>
          <table:table-cell table:formula="of:=NORMDIST([.J105];14262;2271;0)" office:value-type="float" office:value="0.00012638091985342" calcext:value-type="float">
            <text:p>0.000126380919853</text:p>
          </table:table-cell>
          <table:table-cell table:number-columns-repeated="6"/>
        </table:table-row>
        <table:table-row table:style-name="ro2"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 table:number-columns-repeated="3"/>
          <table:table-cell office:value-type="float" office:value="1096" calcext:value-type="float">
            <text:p>1096</text:p>
          </table:table-cell>
          <table:table-cell table:formula="of:=NORMDIST([.H106];739;239;0)" office:value-type="float" office:value="0.000547029648922355" calcext:value-type="float">
            <text:p>0.000547029648922</text:p>
          </table:table-cell>
          <table:table-cell office:value-type="float" office:value="16116" calcext:value-type="float">
            <text:p>16116</text:p>
          </table:table-cell>
          <table:table-cell table:formula="of:=NORMDIST([.J106];14262;2271;0)" office:value-type="float" office:value="0.000125883636925601" calcext:value-type="float">
            <text:p>0.000125883636926</text:p>
          </table:table-cell>
          <table:table-cell table:number-columns-repeated="6"/>
        </table:table-row>
        <table:table-row table:style-name="ro2">
          <table:table-cell office:value-type="float" office:value="479" calcext:value-type="float">
            <text:p>479</text:p>
          </table:table-cell>
          <table:table-cell/>
          <table:table-cell office:value-type="float" office:value="12449" calcext:value-type="float">
            <text:p>12449</text:p>
          </table:table-cell>
          <table:table-cell office:value-type="float" office:value="1990" calcext:value-type="float">
            <text:p>1990</text:p>
          </table:table-cell>
          <table:table-cell table:number-columns-repeated="3"/>
          <table:table-cell office:value-type="float" office:value="1099" calcext:value-type="float">
            <text:p>1099</text:p>
          </table:table-cell>
          <table:table-cell table:formula="of:=NORMDIST([.H107];739;239;0)" office:value-type="float" office:value="0.00053682628569748" calcext:value-type="float">
            <text:p>0.000536826285697</text:p>
          </table:table-cell>
          <table:table-cell office:value-type="float" office:value="16270" calcext:value-type="float">
            <text:p>16270</text:p>
          </table:table-cell>
          <table:table-cell table:formula="of:=NORMDIST([.J107];14262;2271;0)" office:value-type="float" office:value="0.000118830576134273" calcext:value-type="float">
            <text:p>0.000118830576134</text:p>
          </table:table-cell>
          <table:table-cell table:number-columns-repeated="6"/>
        </table:table-row>
        <table:table-row table:style-name="ro2">
          <table:table-cell office:value-type="float" office:value="500" calcext:value-type="float">
            <text:p>500</text:p>
          </table:table-cell>
          <table:table-cell/>
          <table:table-cell office:value-type="float" office:value="12880" calcext:value-type="float">
            <text:p>12880</text:p>
          </table:table-cell>
          <table:table-cell office:value-type="float" office:value="3063" calcext:value-type="float">
            <text:p>3063</text:p>
          </table:table-cell>
          <table:table-cell table:number-columns-repeated="3"/>
          <table:table-cell office:value-type="float" office:value="1100" calcext:value-type="float">
            <text:p>1100</text:p>
          </table:table-cell>
          <table:table-cell table:formula="of:=NORMDIST([.H108];739;239;0)" office:value-type="float" office:value="0.00053344895561027" calcext:value-type="float">
            <text:p>0.00053344895561</text:p>
          </table:table-cell>
          <table:table-cell office:value-type="float" office:value="16345" calcext:value-type="float">
            <text:p>16345</text:p>
          </table:table-cell>
          <table:table-cell table:formula="of:=NORMDIST([.J108];14262;2271;0)" office:value-type="float" office:value="0.000115347913053672" calcext:value-type="float">
            <text:p>0.000115347913054</text:p>
          </table:table-cell>
          <table:table-cell table:number-columns-repeated="6"/>
        </table:table-row>
        <table:table-row table:style-name="ro2"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4856" calcext:value-type="float">
            <text:p>4856</text:p>
          </table:table-cell>
          <table:table-cell table:number-columns-repeated="3"/>
          <table:table-cell office:value-type="float" office:value="1110" calcext:value-type="float">
            <text:p>1110</text:p>
          </table:table-cell>
          <table:table-cell table:formula="of:=NORMDIST([.H109];739;239;0)" office:value-type="float" office:value="0.000500340506347653" calcext:value-type="float">
            <text:p>0.000500340506348</text:p>
          </table:table-cell>
          <table:table-cell office:value-type="float" office:value="16617" calcext:value-type="float">
            <text:p>16617</text:p>
          </table:table-cell>
          <table:table-cell table:formula="of:=NORMDIST([.J109];14262;2271;0)" office:value-type="float" office:value="0.000102608862845263" calcext:value-type="float">
            <text:p>0.000102608862845</text:p>
          </table:table-cell>
          <table:table-cell table:number-columns-repeated="6"/>
        </table:table-row>
        <table:table-row table:style-name="ro2"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3639" calcext:value-type="float">
            <text:p>3639</text:p>
          </table:table-cell>
          <table:table-cell table:number-columns-repeated="3"/>
          <table:table-cell office:value-type="float" office:value="1141" calcext:value-type="float">
            <text:p>1141</text:p>
          </table:table-cell>
          <table:table-cell table:formula="of:=NORMDIST([.H110];739;239;0)" office:value-type="float" office:value="0.000405666907291918" calcext:value-type="float">
            <text:p>0.000405666907292</text:p>
          </table:table-cell>
          <table:table-cell office:value-type="float" office:value="16677" calcext:value-type="float">
            <text:p>16677</text:p>
          </table:table-cell>
          <table:table-cell table:formula="of:=NORMDIST([.J110];14262;2271;0)" office:value-type="float" office:value="0.000099800979024666" calcext:value-type="float">
            <text:p>9.9800979024666E-05</text:p>
          </table:table-cell>
          <table:table-cell table:number-columns-repeated="6"/>
        </table:table-row>
        <table:table-row table:style-name="ro2">
          <table:table-cell office:value-type="float" office:value="505" calcext:value-type="float">
            <text:p>505</text:p>
          </table:table-cell>
          <table:table-cell/>
          <table:table-cell office:value-type="float" office:value="10306" calcext:value-type="float">
            <text:p>10306</text:p>
          </table:table-cell>
          <table:table-cell office:value-type="float" office:value="3559" calcext:value-type="float">
            <text:p>3559</text:p>
          </table:table-cell>
          <table:table-cell table:number-columns-repeated="3"/>
          <table:table-cell office:value-type="float" office:value="1143" calcext:value-type="float">
            <text:p>1143</text:p>
          </table:table-cell>
          <table:table-cell table:formula="of:=NORMDIST([.H111];739;239;0)" office:value-type="float" office:value="0.000399982981619781" calcext:value-type="float">
            <text:p>0.00039998298162</text:p>
          </table:table-cell>
          <table:table-cell office:value-type="float" office:value="16762" calcext:value-type="float">
            <text:p>16762</text:p>
          </table:table-cell>
          <table:table-cell table:formula="of:=NORMDIST([.J111];14262;2271;0)" office:value-type="float" office:value="0.0000958395877815047" calcext:value-type="float">
            <text:p>9.58395877815047E-05</text:p>
          </table:table-cell>
          <table:table-cell table:number-columns-repeated="6"/>
        </table:table-row>
        <table:table-row table:style-name="ro2">
          <table:table-cell office:value-type="float" office:value="569" calcext:value-type="float">
            <text:p>569</text:p>
          </table:table-cell>
          <table:table-cell/>
          <table:table-cell office:value-type="float" office:value="14198" calcext:value-type="float">
            <text:p>14198</text:p>
          </table:table-cell>
          <table:table-cell office:value-type="float" office:value="7181" calcext:value-type="float">
            <text:p>7181</text:p>
          </table:table-cell>
          <table:table-cell table:number-columns-repeated="3"/>
          <table:table-cell office:value-type="float" office:value="1145" calcext:value-type="float">
            <text:p>1145</text:p>
          </table:table-cell>
          <table:table-cell table:formula="of:=NORMDIST([.H112];739;239;0)" office:value-type="float" office:value="0.000394351079099297" calcext:value-type="float">
            <text:p>0.000394351079099</text:p>
          </table:table-cell>
          <table:table-cell office:value-type="float" office:value="16912" calcext:value-type="float">
            <text:p>16912</text:p>
          </table:table-cell>
          <table:table-cell table:formula="of:=NORMDIST([.J112];14262;2271;0)" office:value-type="float" office:value="0.0000889241750595352" calcext:value-type="float">
            <text:p>8.89241750595352E-05</text:p>
          </table:table-cell>
          <table:table-cell table:number-columns-repeated="6"/>
        </table:table-row>
        <table:table-row table:style-name="ro2">
          <table:table-cell/>
          <table:table-cell office:value-type="float" office:value="14763" calcext:value-type="float">
            <text:p>14763</text:p>
          </table:table-cell>
          <table:table-cell office:value-type="float" office:value="16116" calcext:value-type="float">
            <text:p>16116</text:p>
          </table:table-cell>
          <table:table-cell table:number-columns-repeated="4"/>
          <table:table-cell office:value-type="float" office:value="1170" calcext:value-type="float">
            <text:p>1170</text:p>
          </table:table-cell>
          <table:table-cell table:formula="of:=NORMDIST([.H113];739;239;0)" office:value-type="float" office:value="0.000328349229509825" calcext:value-type="float">
            <text:p>0.00032834922951</text:p>
          </table:table-cell>
          <table:table-cell office:value-type="float" office:value="16954" calcext:value-type="float">
            <text:p>16954</text:p>
          </table:table-cell>
          <table:table-cell table:formula="of:=NORMDIST([.J113];14262;2271;0)" office:value-type="float" office:value="0.0000870108267301953" calcext:value-type="float">
            <text:p>8.70108267301953E-05</text:p>
          </table:table-cell>
          <table:table-cell table:number-columns-repeated="6"/>
        </table:table-row>
        <table:table-row table:style-name="ro2">
          <table:table-cell/>
          <table:table-cell office:value-type="float" office:value="14106" calcext:value-type="float">
            <text:p>14106</text:p>
          </table:table-cell>
          <table:table-cell office:value-type="float" office:value="15399" calcext:value-type="float">
            <text:p>15399</text:p>
          </table:table-cell>
          <table:table-cell table:number-columns-repeated="4"/>
          <table:table-cell office:value-type="float" office:value="1190" calcext:value-type="float">
            <text:p>1190</text:p>
          </table:table-cell>
          <table:table-cell table:formula="of:=NORMDIST([.H114];739;239;0)" office:value-type="float" office:value="0.000281369486620586" calcext:value-type="float">
            <text:p>0.000281369486621</text:p>
          </table:table-cell>
          <table:table-cell office:value-type="float" office:value="16984" calcext:value-type="float">
            <text:p>16984</text:p>
          </table:table-cell>
          <table:table-cell table:formula="of:=NORMDIST([.J114];14262;2271;0)" office:value-type="float" office:value="0.0000856514689286118" calcext:value-type="float">
            <text:p>8.56514689286118E-05</text:p>
          </table:table-cell>
          <table:table-cell table:number-columns-repeated="6"/>
        </table:table-row>
        <table:table-row table:style-name="ro2">
          <table:table-cell/>
          <table:table-cell office:value-type="float" office:value="14171" calcext:value-type="float">
            <text:p>14171</text:p>
          </table:table-cell>
          <table:table-cell office:value-type="float" office:value="15619" calcext:value-type="float">
            <text:p>15619</text:p>
          </table:table-cell>
          <table:table-cell table:number-columns-repeated="4"/>
          <table:table-cell office:value-type="float" office:value="1196" calcext:value-type="float">
            <text:p>1196</text:p>
          </table:table-cell>
          <table:table-cell table:formula="of:=NORMDIST([.H115];739;239;0)" office:value-type="float" office:value="0.000268266385841859" calcext:value-type="float">
            <text:p>0.000268266385842</text:p>
          </table:table-cell>
          <table:table-cell office:value-type="float" office:value="17011" calcext:value-type="float">
            <text:p>17011</text:p>
          </table:table-cell>
          <table:table-cell table:formula="of:=NORMDIST([.J115];14262;2271;0)" office:value-type="float" office:value="0.0000844336154893883" calcext:value-type="float">
            <text:p>8.44336154893883E-05</text:p>
          </table:table-cell>
          <table:table-cell table:number-columns-repeated="6"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float" office:value="13771" calcext:value-type="float">
            <text:p>13771</text:p>
          </table:table-cell>
          <table:table-cell office:value-type="float" office:value="14557" calcext:value-type="float">
            <text:p>14557</text:p>
          </table:table-cell>
          <table:table-cell table:number-columns-repeated="4"/>
          <table:table-cell office:value-type="float" office:value="1211" calcext:value-type="float">
            <text:p>1211</text:p>
          </table:table-cell>
          <table:table-cell table:formula="of:=NORMDIST([.H116];739;239;0)" office:value-type="float" office:value="0.000237460800022553" calcext:value-type="float">
            <text:p>0.000237460800023</text:p>
          </table:table-cell>
          <table:table-cell office:value-type="float" office:value="17041" calcext:value-type="float">
            <text:p>17041</text:p>
          </table:table-cell>
          <table:table-cell table:formula="of:=NORMDIST([.J116];14262;2271;0)" office:value-type="float" office:value="0.0000830869682290734" calcext:value-type="float">
            <text:p>8.30869682290734E-05</text:p>
          </table:table-cell>
          <table:table-cell table:number-columns-repeated="6"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12479" calcext:value-type="float">
            <text:p>12479</text:p>
          </table:table-cell>
          <table:table-cell office:value-type="float" office:value="11017" calcext:value-type="float">
            <text:p>11017</text:p>
          </table:table-cell>
          <table:table-cell table:number-columns-repeated="4"/>
          <table:table-cell office:value-type="float" office:value="1266" calcext:value-type="float">
            <text:p>1266</text:p>
          </table:table-cell>
          <table:table-cell table:formula="of:=NORMDIST([.H117];739;239;0)" office:value-type="float" office:value="0.000146796877115967" calcext:value-type="float">
            <text:p>0.000146796877116</text:p>
          </table:table-cell>
          <table:table-cell office:value-type="float" office:value="17054" calcext:value-type="float">
            <text:p>17054</text:p>
          </table:table-cell>
          <table:table-cell table:formula="of:=NORMDIST([.J117];14262;2271;0)" office:value-type="float" office:value="0.0000825056399987356" calcext:value-type="float">
            <text:p>8.25056399987356E-05</text:p>
          </table:table-cell>
          <table:table-cell table:number-columns-repeated="6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11595" calcext:value-type="float">
            <text:p>11595</text:p>
          </table:table-cell>
          <table:table-cell office:value-type="float" office:value="15310" calcext:value-type="float">
            <text:p>15310</text:p>
          </table:table-cell>
          <table:table-cell table:number-columns-repeated="4"/>
          <table:table-cell office:value-type="float" office:value="1302" calcext:value-type="float">
            <text:p>1302</text:p>
          </table:table-cell>
          <table:table-cell table:formula="of:=NORMDIST([.H118];739;239;0)" office:value-type="float" office:value="0.000104122538596004" calcext:value-type="float">
            <text:p>0.000104122538596</text:p>
          </table:table-cell>
          <table:table-cell office:value-type="float" office:value="17181" calcext:value-type="float">
            <text:p>17181</text:p>
          </table:table-cell>
          <table:table-cell table:formula="of:=NORMDIST([.J118];14262;2271;0)" office:value-type="float" office:value="0.0000769034751459077" calcext:value-type="float">
            <text:p>7.69034751459077E-05</text:p>
          </table:table-cell>
          <table:table-cell table:number-columns-repeated="6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13961" calcext:value-type="float">
            <text:p>13961</text:p>
          </table:table-cell>
          <table:table-cell office:value-type="float" office:value="16984" calcext:value-type="float">
            <text:p>16984</text:p>
          </table:table-cell>
          <table:table-cell table:number-columns-repeated="4"/>
          <table:table-cell office:value-type="float" office:value="1360" calcext:value-type="float">
            <text:p>1360</text:p>
          </table:table-cell>
          <table:table-cell table:formula="of:=NORMDIST([.H119];739;239;0)" office:value-type="float" office:value="0.000057080270794949" calcext:value-type="float">
            <text:p>5.7080270794949E-05</text:p>
          </table:table-cell>
          <table:table-cell office:value-type="float" office:value="17187" calcext:value-type="float">
            <text:p>17187</text:p>
          </table:table-cell>
          <table:table-cell table:formula="of:=NORMDIST([.J119];14262;2271;0)" office:value-type="float" office:value="0.0000766424963600952" calcext:value-type="float">
            <text:p>7.66424963600952E-05</text:p>
          </table:table-cell>
          <table:table-cell table:number-columns-repeated="6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13863" calcext:value-type="float">
            <text:p>13863</text:p>
          </table:table-cell>
          <table:table-cell office:value-type="float" office:value="17570" calcext:value-type="float">
            <text:p>17570</text:p>
          </table:table-cell>
          <table:table-cell table:number-columns-repeated="4"/>
          <table:table-cell office:value-type="float" office:value="1383" calcext:value-type="float">
            <text:p>1383</text:p>
          </table:table-cell>
          <table:table-cell table:formula="of:=NORMDIST([.H120];739;239;0)" office:value-type="float" office:value="0.0000442466592813967" calcext:value-type="float">
            <text:p>4.42466592813967E-05</text:p>
          </table:table-cell>
          <table:table-cell office:value-type="float" office:value="17374" calcext:value-type="float">
            <text:p>17374</text:p>
          </table:table-cell>
          <table:table-cell table:formula="of:=NORMDIST([.J120];14262;2271;0)" office:value-type="float" office:value="0.0000686970358701801" calcext:value-type="float">
            <text:p>6.86970358701801E-05</text:p>
          </table:table-cell>
          <table:table-cell table:number-columns-repeated="6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14216" calcext:value-type="float">
            <text:p>14216</text:p>
          </table:table-cell>
          <table:table-cell office:value-type="float" office:value="17187" calcext:value-type="float">
            <text:p>17187</text:p>
          </table:table-cell>
          <table:table-cell table:number-columns-repeated="6"/>
          <table:table-cell office:value-type="float" office:value="17570" calcext:value-type="float">
            <text:p>17570</text:p>
          </table:table-cell>
          <table:table-cell table:formula="of:=NORMDIST([.J121];14262;2271;0)" office:value-type="float" office:value="0.0000608076328174323" calcext:value-type="float">
            <text:p>6.08076328174323E-05</text:p>
          </table:table-cell>
          <table:table-cell table:number-columns-repeated="6"/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14340" calcext:value-type="float">
            <text:p>14340</text:p>
          </table:table-cell>
          <table:table-cell office:value-type="float" office:value="15209" calcext:value-type="float">
            <text:p>15209</text:p>
          </table:table-cell>
          <table:table-cell table:number-columns-repeated="6"/>
          <table:table-cell office:value-type="float" office:value="17586" calcext:value-type="float">
            <text:p>17586</text:p>
          </table:table-cell>
          <table:table-cell table:formula="of:=NORMDIST([.J122];14262;2271;0)" office:value-type="float" office:value="0.0000601852947091756" calcext:value-type="float">
            <text:p>6.01852947091756E-05</text:p>
          </table:table-cell>
          <table:table-cell table:number-columns-repeated="6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13844" calcext:value-type="float">
            <text:p>13844</text:p>
          </table:table-cell>
          <table:table-cell office:value-type="float" office:value="15181" calcext:value-type="float">
            <text:p>15181</text:p>
          </table:table-cell>
          <table:table-cell table:number-columns-repeated="6"/>
          <table:table-cell office:value-type="float" office:value="17675" calcext:value-type="float">
            <text:p>17675</text:p>
          </table:table-cell>
          <table:table-cell table:formula="of:=NORMDIST([.J123];14262;2271;0)" office:value-type="float" office:value="0.0000567865285255315" calcext:value-type="float">
            <text:p>5.67865285255315E-05</text:p>
          </table:table-cell>
          <table:table-cell table:number-columns-repeated="6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14849" calcext:value-type="float">
            <text:p>14849</text:p>
          </table:table-cell>
          <table:table-cell office:value-type="float" office:value="15308" calcext:value-type="float">
            <text:p>15308</text:p>
          </table:table-cell>
          <table:table-cell table:number-columns-repeated="6"/>
          <table:table-cell office:value-type="float" office:value="18062" calcext:value-type="float">
            <text:p>18062</text:p>
          </table:table-cell>
          <table:table-cell table:formula="of:=NORMDIST([.J124];14262;2271;0)" office:value-type="float" office:value="0.0000433227289050444" calcext:value-type="float">
            <text:p>4.33227289050444E-05</text:p>
          </table:table-cell>
          <table:table-cell table:number-columns-repeated="6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4028" calcext:value-type="float">
            <text:p>14028</text:p>
          </table:table-cell>
          <table:table-cell office:value-type="float" office:value="15958" calcext:value-type="float">
            <text:p>15958</text:p>
          </table:table-cell>
          <table:table-cell table:number-columns-repeated="6"/>
          <table:table-cell office:value-type="float" office:value="18260" calcext:value-type="float">
            <text:p>18260</text:p>
          </table:table-cell>
          <table:table-cell table:formula="of:=NORMDIST([.J125];14262;2271;0)" office:value-type="float" office:value="0.0000372998904349458" calcext:value-type="float">
            <text:p>3.72998904349458E-05</text:p>
          </table:table-cell>
          <table:table-cell table:number-columns-repeated="6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15440" calcext:value-type="float">
            <text:p>15440</text:p>
          </table:table-cell>
          <table:table-cell office:value-type="float" office:value="16013" calcext:value-type="float">
            <text:p>16013</text:p>
          </table:table-cell>
          <table:table-cell table:number-columns-repeated="6"/>
          <table:table-cell office:value-type="float" office:value="18367" calcext:value-type="float">
            <text:p>18367</text:p>
          </table:table-cell>
          <table:table-cell table:formula="of:=NORMDIST([.J126];14262;2271;0)" office:value-type="float" office:value="0.0000342927870121066" calcext:value-type="float">
            <text:p>3.42927870121066E-05</text:p>
          </table:table-cell>
          <table:table-cell table:number-columns-repeated="6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5743" calcext:value-type="float">
            <text:p>15743</text:p>
          </table:table-cell>
          <table:table-cell office:value-type="float" office:value="16762" calcext:value-type="float">
            <text:p>16762</text:p>
          </table:table-cell>
          <table:table-cell table:number-columns-repeated="6"/>
          <table:table-cell office:value-type="float" office:value="18373" calcext:value-type="float">
            <text:p>18373</text:p>
          </table:table-cell>
          <table:table-cell table:formula="of:=NORMDIST([.J127];14262;2271;0)" office:value-type="float" office:value="0.0000341292888629009" calcext:value-type="float">
            <text:p>3.41292888629009E-05</text:p>
          </table:table-cell>
          <table:table-cell table:number-columns-repeated="6"/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15383" calcext:value-type="float">
            <text:p>15383</text:p>
          </table:table-cell>
          <table:table-cell office:value-type="float" office:value="17011" calcext:value-type="float">
            <text:p>17011</text:p>
          </table:table-cell>
          <table:table-cell table:number-columns-repeated="6"/>
          <table:table-cell office:value-type="float" office:value="18600" calcext:value-type="float">
            <text:p>18600</text:p>
          </table:table-cell>
          <table:table-cell table:formula="of:=NORMDIST([.J128];14262;2271;0)" office:value-type="float" office:value="0.0000283384194758483" calcext:value-type="float">
            <text:p>2.83384194758483E-05</text:p>
          </table:table-cell>
          <table:table-cell table:number-columns-repeated="6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4523" calcext:value-type="float">
            <text:p>14523</text:p>
          </table:table-cell>
          <table:table-cell office:value-type="float" office:value="16617" calcext:value-type="float">
            <text:p>16617</text:p>
          </table:table-cell>
          <table:table-cell table:number-columns-repeated="6"/>
          <table:table-cell office:value-type="float" office:value="19407" calcext:value-type="float">
            <text:p>19407</text:p>
          </table:table-cell>
          <table:table-cell table:formula="of:=NORMDIST([.J129];14262;2271;0)" office:value-type="float" office:value="0.0000134947669545313" calcext:value-type="float">
            <text:p>1.34947669545313E-05</text:p>
          </table:table-cell>
          <table:table-cell table:number-columns-repeated="6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14393" calcext:value-type="float">
            <text:p>14393</text:p>
          </table:table-cell>
          <table:table-cell office:value-type="float" office:value="16677" calcext:value-type="float">
            <text:p>16677</text:p>
          </table:table-cell>
          <table:table-cell table:number-columns-repeated="14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13889" calcext:value-type="float">
            <text:p>13889</text:p>
          </table:table-cell>
          <table:table-cell office:value-type="float" office:value="17054" calcext:value-type="float">
            <text:p>17054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P2:Sheet1.P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1:14:48.844459368</meta:creation-date>
    <dc:date>2019-03-12T12:28:00.900651434</dc:date>
    <meta:editing-duration>PT18M49S</meta:editing-duration>
    <meta:editing-cycles>5</meta:editing-cycles>
    <meta:generator>LibreOffice/6.0.7.3$Linux_X86_64 LibreOffice_project/00m0$Build-3</meta:generator>
    <meta:document-statistic meta:table-count="1" meta:cell-count="964" meta:object-count="0"/>
  </office:meta>
</office:document-meta>
</file>